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thiopic Unicode1" svg:font-family="'Ethiopic Unicode', serif"/>
    <style:font-face style:name="Ludolfus" svg:font-family="Ludolfus, serif"/>
    <style:font-face style:name="Mangal1" svg:font-family="Mangal"/>
    <style:font-face style:name="Calibri" svg:font-family="Calibri" style:font-family-generic="roman" style:font-pitch="variable"/>
    <style:font-face style:name="Ethiopic Unicode" svg:font-family="'Ethiopic Unicode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5.937cm" fo:margin-left="0.023cm" fo:margin-right="0.042cm" table:align="margins" style:writing-mode="lr-tb"/>
    </style:style>
    <style:style style:name="Tabelle5.A" style:family="table-column">
      <style:table-column-properties style:column-width="3.482cm" style:rel-column-width="14318*"/>
    </style:style>
    <style:style style:name="Tabelle5.B" style:family="table-column">
      <style:table-column-properties style:column-width="0.067cm" style:rel-column-width="275*"/>
    </style:style>
    <style:style style:name="Tabelle5.C" style:family="table-column">
      <style:table-column-properties style:column-width="3.381cm" style:rel-column-width="13904*"/>
    </style:style>
    <style:style style:name="Tabelle5.D" style:family="table-column">
      <style:table-column-properties style:column-width="0.049cm" style:rel-column-width="203*"/>
    </style:style>
    <style:style style:name="Tabelle5.E" style:family="table-column">
      <style:table-column-properties style:column-width="3.501cm" style:rel-column-width="14398*"/>
    </style:style>
    <style:style style:name="Tabelle5.F" style:family="table-column">
      <style:table-column-properties style:column-width="3.526cm" style:rel-column-width="14499*"/>
    </style:style>
    <style:style style:name="Tabelle5.G" style:family="table-column">
      <style:table-column-properties style:column-width="1.863cm" style:rel-column-width="7659*"/>
    </style:style>
    <style:style style:name="Tabelle5.H" style:family="table-column">
      <style:table-column-properties style:column-width="0.067cm" style:rel-column-width="279*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" fo:padding="0cm" fo:border="0.018cm solid #000000"/>
    </style:style>
    <style:style style:name="Tabelle5.H1" style:family="table-cell">
      <style:table-cell-properties fo:padding="0.191cm" fo:border-left="0.002cm solid #000000" fo:border-right="none" fo:border-top="0.002cm solid #000000" fo:border-bottom="0.002cm solid #000000"/>
    </style:style>
    <style:style style:name="Tabelle5.A2" style:family="table-cell">
      <style:table-cell-properties style:vertical-align="middle" fo:padding="0cm" fo:border-left="0.018cm solid #000000" fo:border-right="0.018cm solid #000000" fo:border-top="none" fo:border-bottom="0.018cm solid #000000"/>
    </style:style>
    <style:style style:name="Tabelle5.F2" style:family="table-cell">
      <style:table-cell-properties style:vertical-align="middle" fo:padding="0cm" fo:border-left="0.018cm solid #000000" fo:border-right="none" fo:border-top="none" fo:border-bottom="0.018cm solid #000000"/>
    </style:style>
    <style:style style:name="Tabelle5.H2" style:family="table-cell">
      <style:table-cell-properties fo:padding="0.191cm" fo:border-left="0.002cm solid #000000" fo:border-right="none" fo:border-top="none" fo:border-bottom="0.002cm solid #000000"/>
    </style:style>
    <style:style style:name="Tabelle5.B3" style:family="table-cell">
      <style:table-cell-properties style:vertical-align="middle" fo:background-color="transparent" fo:padding="0cm" fo:border-left="0.018cm solid #000000" fo:border-right="0.018cm solid #000000" fo:border-top="none" fo:border-bottom="0.018cm solid #000000">
        <style:background-image/>
      </style:table-cell-properties>
    </style:style>
    <style:style style:name="Tabelle5.8" style:family="table-row">
      <style:table-row-properties style:row-height="0.409cm" style:keep-together="true" fo:keep-together="auto"/>
    </style:style>
    <style:style style:name="Tabelle5.A15" style:family="table-cell">
      <style:table-cell-properties fo:padding="0cm" fo:border="0.018cm solid #000000"/>
    </style:style>
    <style:style style:name="Tabelle5.16" style:family="table-row">
      <style:table-row-properties style:min-row-height="1.039cm" style:keep-together="true" fo:keep-together="auto"/>
    </style:style>
    <style:style style:name="Tabelle5.A16" style:family="table-cell">
      <style:table-cell-properties fo:padding="0cm" fo:border-left="0.018cm solid #000000" fo:border-right="none" fo:border-top="none" fo:border-bottom="0.018cm solid #000000"/>
    </style:style>
    <style:style style:name="Tabelle5.G16" style:family="table-cell">
      <style:table-cell-properties fo:padding="0cm" fo:border-left="0.018cm solid #000000" fo:border-right="0.018cm solid #000000" fo:border-top="none" fo:border-bottom="0.018cm solid #000000"/>
    </style:style>
    <style:style style:name="Tabelle5.D17" style:family="table-cell">
      <style:table-cell-properties style:vertical-align="" fo:padding="0cm" fo:border-left="0.018cm solid #000000" fo:border-right="none" fo:border-top="none" fo:border-bottom="0.018cm solid #000000"/>
    </style:style>
    <style:style style:name="Tabelle5.A22" style:family="table-cell">
      <style:table-cell-properties style:vertical-align="" fo:padding="0cm" fo:border-left="0.018cm solid #000000" fo:border-right="0.018cm solid #000000" fo:border-top="none" fo:border-bottom="0.018cm solid #000000"/>
    </style:style>
    <style:style style:name="Tabelle5.A29" style:family="table-cell">
      <style:table-cell-properties style:vertical-align="bottom" fo:padding="0cm" fo:border-left="0.018cm solid #000000" fo:border-right="0.018cm solid #000000" fo:border-top="none" fo:border-bottom="none"/>
    </style:style>
    <style:style style:name="Tabelle5.A30" style:family="table-cell">
      <style:table-cell-properties style:vertical-align="" fo:padding="0.191cm" fo:border-left="0.018cm solid #000000" fo:border-right="none" fo:border-top="0.018cm solid #000000" fo:border-bottom="0.018cm solid #000000"/>
    </style:style>
    <style:style style:name="Tabelle5.C30" style:family="table-cell">
      <style:table-cell-properties fo:padding="0.191cm" fo:border-left="0.018cm solid #000000" fo:border-right="none" fo:border-top="0.018cm solid #000000" fo:border-bottom="0.018cm solid #000000"/>
    </style:style>
    <style:style style:name="Tabelle5.G30" style:family="table-cell">
      <style:table-cell-properties fo:padding="0.191cm" fo:border="0.018cm solid #000000"/>
    </style:style>
    <style:style style:name="Tabelle5.A31" style:family="table-cell">
      <style:table-cell-properties fo:padding="0.191cm" fo:border-left="0.018cm solid #000000" fo:border-right="none" fo:border-top="none" fo:border-bottom="0.018cm solid #000000"/>
    </style:style>
    <style:style style:name="Tabelle5.G31" style:family="table-cell">
      <style:table-cell-properties fo:padding="0.191cm" fo:border-left="0.018cm solid #000000" fo:border-right="0.018cm solid #000000" fo:border-top="none" fo:border-bottom="0.018cm solid #000000"/>
    </style:style>
    <style:style style:name="Tabelle5.F35" style:family="table-cell">
      <style:table-cell-properties style:vertical-align="middle" fo:padding="0.191cm" fo:border-left="0.018cm solid #000000" fo:border-right="none" fo:border-top="none" fo:border-bottom="0.018cm solid #000000"/>
    </style:style>
    <style:style style:name="Tabelle5.G35" style:family="table-cell">
      <style:table-cell-properties style:vertical-align="middle" fo:padding="0.191cm" fo:border-left="0.018cm solid #000000" fo:border-right="0.018cm solid #000000" fo:border-top="none" fo:border-bottom="0.018cm solid #000000"/>
    </style:style>
    <style:style style:name="Tabelle5.51" style:family="table-row">
      <style:table-row-properties style:min-row-height="0.011cm" style:keep-together="true" fo:keep-together="auto"/>
    </style:style>
    <style:style style:name="Tabelle5.G51" style:family="table-cell">
      <style:table-cell-properties style:vertical-align="bottom" fo:padding="0.191cm" fo:border-left="0.018cm solid #000000" fo:border-right="0.018cm solid #000000" fo:border-top="none" fo:border-bottom="0.018cm solid #000000"/>
    </style:style>
    <style:style style:name="Tabelle5.A54" style:family="table-cell">
      <style:table-cell-properties style:vertical-align="" fo:padding="0.191cm" fo:border-left="0.018cm solid #000000" fo:border-right="none" fo:border-top="none" fo:border-bottom="0.018cm solid #000000"/>
    </style:style>
    <style:style style:name="Tabelle5.57" style:family="table-row">
      <style:table-row-properties style:min-row-height="1.025cm" style:keep-together="true" fo:keep-together="auto"/>
    </style:style>
    <style:style style:name="Tabelle5.58" style:family="table-row">
      <style:table-row-properties style:row-height="0.42cm" style:keep-together="true" fo:keep-together="auto"/>
    </style:style>
    <style:style style:name="Tabelle5.A58" style:family="table-cell">
      <style:table-cell-properties style:vertical-align="" fo:padding="0.191cm" fo:border-left="0.018cm solid #000000" fo:border-right="0.018cm solid #000000" fo:border-top="none" fo:border-bottom="0.018cm solid #000000"/>
    </style:style>
    <style:style style:name="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style:font-name-asian="Ethiopic Unicode2" style:font-size-asian="9pt" style:font-name-complex="Ethiopic Unicode2" style:font-size-complex="9pt"/>
    </style:style>
    <style:style style:name="P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background-color="transparent" style:font-name-asian="Ethiopic Unicode2" style:font-size-asian="9pt" style:font-name-complex="Ethiopic Unicode2" style:font-size-complex="9pt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background-color="transparent" style:font-name-asian="Ethiopic Unicode2" style:font-size-asian="9pt" style:font-name-complex="Ethiopic Unicode2" style:font-size-complex="9pt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2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font-weight="bold" fo:background-color="transparent" style:font-name-asian="Ethiopic Unicode2" style:font-size-asian="9pt" style:font-weight-asian="bold" style:font-name-complex="Ethiopic Unicode2" style:font-size-complex="9pt" style:font-weight-complex="bold"/>
    </style:style>
    <style:style style:name="P14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bold" fo:background-color="transparent" style:font-name-asian="Ethiopic Unicode2" style:font-size-asian="9pt" style:font-weight-asian="bold" style:font-name-complex="Ethiopic Unicode2" style:font-size-complex="9pt" style:font-weight-complex="bold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/>
    </style:style>
    <style:style style:name="P17" style:family="paragraph" style:parent-style-name="Standard">
      <style:paragraph-properties fo:margin-top="0cm" fo:margin-bottom="0cm" fo:line-height="100%" fo:text-align="start" style:justify-single-word="false"/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18" style:family="paragraph" style:parent-style-name="Standard">
      <style:paragraph-properties fo:margin-top="0cm" fo:margin-bottom="0cm" fo:line-height="100%" fo:text-align="start" style:justify-single-wor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1.286cm" fo:margin-right="0cm" fo:margin-top="0cm" fo:margin-bottom="0cm" fo:line-height="100%" fo:text-align="start" style:justify-single-word="false" fo:orphans="2" fo:widows="2" fo:text-indent="-1.298cm" style:auto-text-indent="false" style:writing-mode="lr-tb">
        <style:tab-stops>
          <style:tab-stop style:position="1.706cm"/>
        </style:tab-stops>
      </style:paragraph-properties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0" style:family="paragraph" style:parent-style-name="Standard">
      <style:paragraph-properties fo:margin-left="1.286cm" fo:margin-right="0cm" fo:margin-top="0cm" fo:margin-bottom="0cm" fo:line-height="100%" fo:text-align="center" style:justify-single-word="false" fo:orphans="2" fo:widows="2" fo:text-indent="-1.298cm" style:auto-text-indent="false" style:writing-mode="lr-tb">
        <style:tab-stops>
          <style:tab-stop style:position="1.706cm"/>
        </style:tab-stops>
      </style:paragraph-properties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28" style:family="paragraph" style:parent-style-name="Standard">
      <style:paragraph-properties fo:margin-left="0.259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29" style:family="paragraph" style:parent-style-name="Standard">
      <style:paragraph-properties fo:margin-left="0.259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Ethiopic Unicode" fo:font-size="9pt" fo:font-weight="normal" fo:background-color="transparent" style:font-name-asian="Ethiopic Unicode2" style:font-size-asian="9pt" style:font-weight-asian="normal" style:font-name-complex="Ethiopic Unicode2" style:font-size-complex="9pt" style:font-weight-complex="normal"/>
    </style:style>
    <style:style style:name="P30" style:family="paragraph" style:parent-style-name="Standard">
      <style:paragraph-properties fo:margin-left="0.259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Ethiopic Unicode" fo:font-size="9pt" fo:language="lv" fo:country="LV" fo:font-weight="normal" fo:background-color="transparent" style:font-name-asian="Ethiopic Unicode2" style:font-size-asian="9pt" style:font-weight-asian="normal" style:font-name-complex="Ethiopic Unicode2" style:font-size-complex="9pt" style:language-complex="am" style:country-complex="ET" style:font-weight-complex="normal"/>
    </style:style>
    <style:style style:name="P31" style:family="paragraph" style:parent-style-name="Standard">
      <style:paragraph-properties fo:margin-left="0cm" fo:margin-right="-1.36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language="de" fo:country="DE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2" style:family="paragraph" style:parent-style-name="Standard">
      <style:paragraph-properties fo:text-align="start" style:justify-single-word="false"/>
      <style:text-properties style:font-name="Ethiopic Unicode" fo:font-size="9pt" fo:font-weight="bold" fo:background-color="transparent" style:font-name-asian="Ethiopic Unicode2" style:font-size-asian="9pt" style:font-weight-asian="bold" style:font-name-complex="Ethiopic Unicode2" style:font-size-complex="9pt" style:font-weight-complex="bold"/>
    </style:style>
    <style:style style:name="P33" style:family="paragraph" style:parent-style-name="Standard">
      <style:text-properties style:font-name="Ethiopic Unicode" fo:font-size="9pt" fo:background-color="transparent" style:font-size-asian="9pt" style:font-size-complex="9pt"/>
    </style:style>
    <style:style style:name="P34" style:family="paragraph" style:parent-style-name="Standard">
      <style:paragraph-properties fo:margin-left="-0.123cm" fo:margin-right="0.556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5" style:family="paragraph" style:parent-style-name="Standard">
      <style:paragraph-properties fo:margin-left="0cm" fo:margin-right="0.743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6" style:family="paragraph" style:parent-style-name="Standard">
      <style:paragraph-properties fo:margin-left="0cm" fo:margin-right="0.743cm" fo:margin-top="0cm" fo:margin-bottom="0cm" fo:line-height="100%" fo:text-align="start" style:justify-single-word="false" fo:orphans="2" fo:widows="2" fo:text-indent="0cm" style:auto-text-indent="false" style:writing-mode="lr-tb">
        <style:tab-stops>
          <style:tab-stop style:position="1.15cm"/>
        </style:tab-stops>
      </style:paragraph-properties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7" style:family="paragraph" style:parent-style-name="Standard">
      <style:paragraph-properties fo:margin-left="0cm" fo:margin-right="1.483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8" style:family="paragraph" style:parent-style-name="Standard">
      <style:paragraph-properties fo:margin-left="0cm" fo:margin-right="1.483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39" style:family="paragraph" style:parent-style-name="Standard">
      <style:paragraph-properties fo:margin-left="-0.074cm" fo:margin-right="0.556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40" style:family="paragraph" style:parent-style-name="Standard">
      <style:paragraph-properties fo:margin-left="0.161cm" fo:margin-right="0.743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41" style:family="paragraph" style:parent-style-name="Standard">
      <style:paragraph-properties fo:margin-left="0.161cm" fo:margin-right="0.743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font-weight="bold" fo:background-color="transparent" style:font-name-asian="Ethiopic Unicode2" style:font-size-asian="9pt" style:font-weight-asian="bold" style:font-name-complex="Ethiopic Unicode2" style:font-size-complex="9pt" style:language-complex="am" style:country-complex="ET" style:font-weight-complex="bold"/>
    </style:style>
    <style:style style:name="P42" style:family="paragraph" style:parent-style-name="Standard">
      <style:paragraph-properties fo:margin-left="0.161cm" fo:margin-right="0.743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language="lv" fo:country="LV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43" style:family="paragraph" style:parent-style-name="Standard">
      <style:paragraph-properties fo:margin-left="0cm" fo:margin-right="0.928cm" fo:margin-top="0cm" fo:margin-bottom="0cm" fo:line-height="100%" fo:text-align="start" style:justify-single-word="false" fo:orphans="2" fo:widows="2" fo:text-indent="0cm" style:auto-text-indent="false" style:writing-mode="lr-tb"/>
      <style:text-properties style:font-name="Ethiopic Unicode" fo:font-size="9pt" fo:background-color="transparent" style:font-name-asian="Ethiopic Unicode2" style:font-size-asian="9pt" style:font-name-complex="Ethiopic Unicode2" style:font-size-complex="9pt" style:language-complex="am" style:country-complex="ET"/>
    </style:style>
    <style:style style:name="P44" style:family="paragraph" style:parent-style-name="Standard" style:master-page-name="Standard">
      <style:paragraph-properties style:page-number="auto" fo:break-before="page"/>
    </style:style>
    <style:style style:name="P45" style:family="paragraph" style:parent-style-name="Text_20_body">
      <style:text-properties style:font-name="Ethiopic Unicode" fo:font-size="9pt" style:font-size-asian="9pt" style:font-size-complex="9pt"/>
    </style:style>
    <style:style style:name="T1" style:family="text">
      <style:text-properties style:font-name="Ethiopic Unicode" fo:language="de" fo:country="DE"/>
    </style:style>
    <style:style style:name="T2" style:family="text">
      <style:text-properties style:font-name="Ethiopic Unicode" fo:language="de" fo:country="DE" style:language-complex="am" style:country-complex="ET"/>
    </style:style>
    <style:style style:name="T3" style:family="text">
      <style:text-properties style:font-name="Ethiopic Unicode" fo:language="lv" fo:country="LV" style:language-complex="am" style:country-complex="ET"/>
    </style:style>
    <style:style style:name="T4" style:family="text">
      <style:text-properties style:font-name="Ethiopic Unicode" style:font-name-asian="Ethiopic Unicode2" style:font-name-complex="Ethiopic Unicode2"/>
    </style:style>
    <style:style style:name="T5" style:family="text">
      <style:text-properties fo:language="lv" fo:country="LV"/>
    </style:style>
    <style:style style:name="T6" style:family="text">
      <style:text-properties fo:language="lv" fo:country="LV" style:language-complex="am" style:country-complex="ET"/>
    </style:style>
    <style:style style:name="T7" style:family="text">
      <style:text-properties fo:language="de" fo:country="DE"/>
    </style:style>
    <style:style style:name="T8" style:family="text">
      <style:text-properties fo:language="de" fo:country="DE" style:language-complex="am" style:country-complex="ET"/>
    </style:style>
    <style:style style:name="T9" style:family="text">
      <style:text-properties fo:language="de" fo:country="DE" fo:font-weight="bold" style:font-weight-asian="bold" style:font-weight-complex="bold"/>
    </style:style>
    <style:style style:name="T10" style:family="text">
      <style:text-properties fo:language="de" fo:country="DE" fo:font-weight="bold" style:font-weight-asian="bold" style:language-complex="am" style:country-complex="ET" style:font-weight-complex="bold"/>
    </style:style>
    <style:style style:name="T11" style:family="text">
      <style:text-properties fo:language="de" fo:country="DE" style:text-underline-style="none" style:language-complex="am" style:country-complex="ET"/>
    </style:style>
    <style:style style:name="T12" style:family="text">
      <style:text-properties style:language-complex="am" style:country-complex="ET"/>
    </style:style>
    <style:style style:name="T13" style:family="text">
      <style:text-properties style:font-name="Ethiopic Unicode1"/>
    </style:style>
    <style:style style:name="T14" style:family="text">
      <style:text-properties style:font-name="Ethiopic Unicode1" fo:font-size="9pt"/>
    </style:style>
    <style:style style:name="T15" style:family="text">
      <style:text-properties style:font-name="Ethiopic Unicode1" fo:font-size="9pt" fo:language="en" fo:country="US"/>
    </style:style>
    <style:style style:name="T16" style:family="text">
      <style:text-properties style:font-name="Ethiopic Unicode1" fo:font-size="9pt" fo:language="en" fo:country="US" fo:font-weight="bold"/>
    </style:style>
    <style:style style:name="T17" style:family="text">
      <style:text-properties style:font-name="Ethiopic Unicode1" fo:font-size="9pt" fo:language="en" fo:country="US" fo:font-style="italic"/>
    </style:style>
    <style:style style:name="T18" style:family="text">
      <style:text-properties style:font-name="Ethiopic Unicode1" fo:font-size="9pt" fo:font-style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111111"/>
    </style:style>
    <style:style style:name="T21" style:family="text">
      <style:text-properties fo:font-size="9pt"/>
    </style:style>
    <style:style style:name="T22" style:family="text">
      <style:text-properties fo:font-size="9pt" fo:language="en" fo:country="US"/>
    </style:style>
    <style:style style:name="T23" style:family="text">
      <style:text-properties fo:font-size="9pt" fo:language="en" fo:country="US" fo:font-weight="bold"/>
    </style:style>
    <style:style style:name="T24" style:family="text">
      <style:text-properties fo:font-size="9pt" fo:language="en" fo:country="US" fo:font-style="italic"/>
    </style:style>
    <style:style style:name="T25" style:family="text">
      <style:text-properties fo:font-size="9pt" fo:font-style="italic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weight="bold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style="italic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font-style="italic"/>
    </style:style>
    <style:style style:name="T32" style:family="text">
      <style:text-properties style:font-name="Ludolfus" fo:font-size="9pt" fo:language="en" fo:country="US" fo:font-style="italic"/>
    </style:style>
    <style:style style:name="T3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30">V vertical column</text:span><text:span text:style-name="T33"> <text:s/>= </text:span>Number of the paragraph from <text:span text:style-name="T26">J. Tropper, </text:span><text:span text:style-name="T29">Altäthiopisch. </text:span><text:span text:style-name="T31">Grammatik des Ge</text:span><text:span text:style-name="T29">ʿ</text:span><text:span text:style-name="T31">ez mit Übungstexten und Glossar</text:span> (Münster, 2002).</text:p>
      <text:p text:style-name="Text_20_body"/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row table:style-name="Tabelle5.1">
          <table:table-cell table:style-name="Tabelle5.A1" table:number-columns-spanned="7" office:value-type="string">
            <text:p text:style-name="P20"><text:span text:style-name="T19">Verbal Paradigm</text:span> (for regular verb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H1" office:value-type="string">
            <text:p text:style-name="P2"/>
          </table:table-cell>
        </table:table-row>
        <table:table-row table:style-name="Tabelle5.1">
          <table:table-cell table:style-name="Tabelle5.A2" office:value-type="string">
            <text:p text:style-name="P19"><text:s text:c="3"/>ነገረ <text:s text:c="2"/></text:p>
          </table:table-cell>
          <table:table-cell table:style-name="Tabelle5.A2" table:number-columns-spanned="2" office:value-type="string">
            <text:p text:style-name="P7"><text:s text:c="3"/>nagara <text:s text:c="2"/></text:p>
          </table:table-cell>
          <table:covered-table-cell/>
          <table:table-cell table:style-name="Tabelle5.A2" table:number-columns-spanned="2" office:value-type="string">
            <text:p text:style-name="P21"><text:s text:c="3"/>1a2a3a</text:p>
          </table:table-cell>
          <table:covered-table-cell/>
          <table:table-cell table:style-name="Tabelle5.F2" office:value-type="string">
            <text:p text:style-name="P11"><text:s text:c="3"/>I,1a <text:s text:c="2"/>Perf. 3 m. sg.</text:p>
          </table:table-cell>
          <table:table-cell table:style-name="Tabelle5.A2" office:value-type="string">
            <text:p text:style-name="P9"><text:s text:c="2"/>44.44 </text:p>
          </table:table-cell>
          <table:table-cell table:style-name="Tabelle5.H2" table:number-rows-spanned="6" office:value-type="string">
            <text:p text:style-name="P2"/>
          </table:table-cell>
        </table:table-row>
        <table:table-row table:style-name="Tabelle5.1">
          <table:table-cell table:style-name="Tabelle5.A2" office:value-type="string">
            <text:p text:style-name="P24"><text:s text:c="2"/>ይነግር <text:s/></text:p>
          </table:table-cell>
          <table:table-cell table:style-name="Tabelle5.B3" table:number-columns-spanned="2" office:value-type="string">
            <text:p text:style-name="P24"><text:s text:c="2"/>y<text:span text:style-name="T5">ǝnaggǝr <text:s/></text:span></text:p>
          </table:table-cell>
          <table:covered-table-cell/>
          <table:table-cell table:style-name="Tabelle5.A2" table:number-columns-spanned="2" office:value-type="string">
            <text:p text:style-name="P28">y<text:span text:style-name="T5">ǝ1a22ǝ3</text:span> </text:p>
          </table:table-cell>
          <table:covered-table-cell/>
          <table:table-cell table:style-name="Tabelle5.F2" office:value-type="string">
            <text:p text:style-name="P11"><text:s text:c="3"/>I,1a <text:s/>Imperf. 3 m. sg.</text:p>
          </table:table-cell>
          <table:table-cell table:style-name="Tabelle5.A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2" office:value-type="string">
            <text:p text:style-name="P24"><text:s text:c="2"/>ይንግር <text:s/></text:p>
          </table:table-cell>
          <table:table-cell table:style-name="Tabelle5.B3" table:number-columns-spanned="2" office:value-type="string">
            <text:p text:style-name="P24"><text:s text:c="2"/>y<text:span text:style-name="T5">ǝngǝr <text:s/></text:span></text:p>
          </table:table-cell>
          <table:covered-table-cell/>
          <table:table-cell table:style-name="Tabelle5.A2" table:number-columns-spanned="2" office:value-type="string">
            <text:p text:style-name="P29">y<text:span text:style-name="T6">ǝ12ǝ3</text:span></text:p>
          </table:table-cell>
          <table:covered-table-cell/>
          <table:table-cell table:style-name="Tabelle5.F2" office:value-type="string">
            <text:p text:style-name="P11"><text:s text:c="3"/>I,1a Subj. 3 m. sg.</text:p>
          </table:table-cell>
          <table:table-cell table:style-name="Tabelle5.A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2" office:value-type="string">
            <text:p text:style-name="P24"><text:s text:c="2"/>ንግር <text:s/></text:p>
          </table:table-cell>
          <table:table-cell table:style-name="Tabelle5.B3" table:number-columns-spanned="2" office:value-type="string">
            <text:p text:style-name="P25"><text:s text:c="2"/>nǝgǝr <text:s/></text:p>
          </table:table-cell>
          <table:covered-table-cell/>
          <table:table-cell table:style-name="Tabelle5.A2" table:number-columns-spanned="2" office:value-type="string">
            <text:p text:style-name="P30">1<text:span text:style-name="T20">ǝ</text:span>2ǝ3</text:p>
          </table:table-cell>
          <table:covered-table-cell/>
          <table:table-cell table:style-name="Tabelle5.F2" office:value-type="string">
            <text:p text:style-name="P11"><text:s text:c="3"/>I,1a Impera. <text:s/>2 m. sg.</text:p>
          </table:table-cell>
          <table:table-cell table:style-name="Tabelle5.A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2" office:value-type="string">
            <text:p text:style-name="P24"><text:s text:c="2"/>ነጊሮ <text:s/></text:p>
          </table:table-cell>
          <table:table-cell table:style-name="Tabelle5.B3" table:number-columns-spanned="2" office:value-type="string">
            <text:p text:style-name="P24"><text:s text:c="2"/>nagiro <text:s/></text:p>
          </table:table-cell>
          <table:covered-table-cell/>
          <table:table-cell table:style-name="Tabelle5.A2" table:number-columns-spanned="2" office:value-type="string">
            <text:p text:style-name="P21"><text:s text:c="2"/>1a2i3o</text:p>
          </table:table-cell>
          <table:covered-table-cell/>
          <table:table-cell table:style-name="Tabelle5.F2" office:value-type="string">
            <text:p text:style-name="P11"><text:s text:c="3"/>I,1a Gerund. 3 m. sg.</text:p>
          </table:table-cell>
          <table:table-cell table:style-name="Tabelle5.A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2" office:value-type="string">
            <text:p text:style-name="P24"><text:s text:c="2"/>ነጊር</text:p>
            <text:p text:style-name="P24"><text:s text:c="2"/>ነጊሮት </text:p>
          </table:table-cell>
          <table:table-cell table:style-name="Tabelle5.B3" table:number-columns-spanned="2" office:value-type="string">
            <text:p text:style-name="P31"><text:s text:c="2"/>nagir</text:p>
            <text:p text:style-name="P31"><text:s text:c="2"/>nagirot </text:p>
          </table:table-cell>
          <table:covered-table-cell/>
          <table:table-cell table:style-name="Tabelle5.A2" table:number-columns-spanned="2" office:value-type="string">
            <text:p text:style-name="P26"><text:s text:c="3"/>1a2i3</text:p>
            <text:p text:style-name="P28"><text:span text:style-name="T7">1a2i3</text:span><text:span text:style-name="T5">ot</text:span></text:p>
          </table:table-cell>
          <table:covered-table-cell/>
          <table:table-cell table:style-name="Tabelle5.F2" office:value-type="string">
            <text:p text:style-name="P11"><text:s text:c="3"/>I,1a Infinit.</text:p>
          </table:table-cell>
          <table:table-cell table:style-name="Tabelle5.A2" office:value-type="string">
            <text:p text:style-name="P9"><text:s text:c="2"/>44.33</text:p>
          </table:table-cell>
          <table:covered-table-cell/>
        </table:table-row>
        <table:table-row table:style-name="Tabelle5.8">
          <table:table-cell table:style-name="Tabelle5.A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H2" office:value-type="string">
            <text:p text:style-name="Standard"/>
          </table:table-cell>
        </table:table-row>
        <table:table-row table:style-name="Tabelle5.1">
          <table:table-cell table:style-name="Tabelle5.A2" office:value-type="string">
            <text:p text:style-name="P24"><text:s text:c="2"/>ገብረ <text:s/></text:p>
          </table:table-cell>
          <table:table-cell table:style-name="Tabelle5.B3" table:number-columns-spanned="2" office:value-type="string">
            <text:p text:style-name="P31"><text:s text:c="2"/>gabra</text:p>
          </table:table-cell>
          <table:covered-table-cell/>
          <table:table-cell table:style-name="Tabelle5.A2" table:number-columns-spanned="2" office:value-type="string">
            <text:p text:style-name="P23"><text:s text:c="2"/>1a23a</text:p>
          </table:table-cell>
          <table:covered-table-cell/>
          <table:table-cell table:style-name="Tabelle5.F2" office:value-type="string">
            <text:p text:style-name="P11"><text:s text:c="3"/>I,1b <text:s text:c="2"/>Perf. 3 m. sg.</text:p>
          </table:table-cell>
          <table:table-cell table:style-name="Tabelle5.A2" office:value-type="string">
            <text:p text:style-name="P9"><text:s text:c="2"/>44.44</text:p>
          </table:table-cell>
          <table:table-cell table:style-name="Tabelle5.H2" office:value-type="string">
            <text:p text:style-name="Standard"/>
          </table:table-cell>
        </table:table-row>
        <table:table-row table:style-name="Tabelle5.1">
          <table:table-cell table:style-name="Tabelle5.A2" office:value-type="string">
            <text:p text:style-name="P24"><text:s text:c="2"/>ይገብር <text:s/></text:p>
          </table:table-cell>
          <table:table-cell table:style-name="Tabelle5.B3" table:number-columns-spanned="2" office:value-type="string">
            <text:p text:style-name="P31"><text:s text:c="2"/><text:span text:style-name="T5">yǝgabbǝr</text:span></text:p>
          </table:table-cell>
          <table:covered-table-cell/>
          <table:table-cell table:style-name="Tabelle5.A2" table:number-columns-spanned="2" office:value-type="string">
            <text:p text:style-name="P23"><text:s text:c="2"/>y<text:span text:style-name="T5">ǝ</text:span><text:span text:style-name="T7">1a22</text:span><text:span text:style-name="T5">ǝ</text:span><text:span text:style-name="T7">3</text:span></text:p>
          </table:table-cell>
          <table:covered-table-cell/>
          <table:table-cell table:style-name="Tabelle5.F2" office:value-type="string">
            <text:p text:style-name="P11"><text:s text:c="2"/>I,1b <text:s/>Imperf. 3 m. sg.</text:p>
          </table:table-cell>
          <table:table-cell table:style-name="Tabelle5.A2" office:value-type="string">
            <text:p text:style-name="P9"/>
          </table:table-cell>
          <table:table-cell table:style-name="Tabelle5.H2" office:value-type="string">
            <text:p text:style-name="Standard"/>
          </table:table-cell>
        </table:table-row>
        <table:table-row table:style-name="Tabelle5.1">
          <table:table-cell table:style-name="Tabelle5.A2" office:value-type="string">
            <text:p text:style-name="P24"><text:s text:c="2"/>ይግበር <text:s/></text:p>
          </table:table-cell>
          <table:table-cell table:style-name="Tabelle5.B3" table:number-columns-spanned="2" office:value-type="string">
            <text:p text:style-name="P31"><text:s text:c="2"/><text:span text:style-name="T5">yǝgbar</text:span></text:p>
          </table:table-cell>
          <table:covered-table-cell/>
          <table:table-cell table:style-name="Tabelle5.A2" table:number-columns-spanned="2" office:value-type="string">
            <text:p text:style-name="P23"><text:s text:c="2"/>y<text:span text:style-name="T5">ǝ</text:span><text:span text:style-name="T7">12a3</text:span></text:p>
          </table:table-cell>
          <table:covered-table-cell/>
          <table:table-cell table:style-name="Tabelle5.F2" office:value-type="string">
            <text:p text:style-name="P11"><text:s text:c="2"/>I,1b Subj. 3 m. sg.</text:p>
          </table:table-cell>
          <table:table-cell table:style-name="Tabelle5.A2" office:value-type="string">
            <text:p text:style-name="P9"/>
          </table:table-cell>
          <table:table-cell table:style-name="Tabelle5.H2" office:value-type="string">
            <text:p text:style-name="Standard"/>
          </table:table-cell>
        </table:table-row>
        <table:table-row table:style-name="Tabelle5.1">
          <table:table-cell table:style-name="Tabelle5.A2" office:value-type="string">
            <text:p text:style-name="P24"><text:s text:c="2"/>ግበር <text:s/></text:p>
          </table:table-cell>
          <table:table-cell table:style-name="Tabelle5.B3" table:number-columns-spanned="2" office:value-type="string">
            <text:p text:style-name="P31"><text:s text:c="2"/><text:span text:style-name="T5">gǝbar</text:span></text:p>
          </table:table-cell>
          <table:covered-table-cell/>
          <table:table-cell table:style-name="Tabelle5.A2" table:number-columns-spanned="2" office:value-type="string">
            <text:p text:style-name="P26"><text:span text:style-name="T7"><text:s/>1</text:span><text:span text:style-name="T20">ǝ</text:span><text:span text:style-name="T7">2a3</text:span></text:p>
          </table:table-cell>
          <table:covered-table-cell/>
          <table:table-cell table:style-name="Tabelle5.F2" office:value-type="string">
            <text:p text:style-name="P11"><text:s text:c="2"/>I,1b Impera. <text:s/>2 m. sg.</text:p>
          </table:table-cell>
          <table:table-cell table:style-name="Tabelle5.A2" office:value-type="string">
            <text:p text:style-name="P9"/>
          </table:table-cell>
          <table:table-cell table:style-name="Tabelle5.H2" office:value-type="string">
            <text:p text:style-name="Standard"/>
          </table:table-cell>
        </table:table-row>
        <table:table-row table:style-name="Tabelle5.1">
          <table:table-cell table:style-name="Tabelle5.A2" office:value-type="string">
            <text:p text:style-name="P24"><text:s text:c="2"/>ገቢሮ </text:p>
          </table:table-cell>
          <table:table-cell table:style-name="Tabelle5.B3" table:number-columns-spanned="2" office:value-type="string">
            <text:p text:style-name="P31"><text:s text:c="2"/>gabiro </text:p>
          </table:table-cell>
          <table:covered-table-cell/>
          <table:table-cell table:style-name="Tabelle5.A2" table:number-columns-spanned="2" office:value-type="string">
            <text:p text:style-name="P23"><text:s/>1a2i3o</text:p>
          </table:table-cell>
          <table:covered-table-cell/>
          <table:table-cell table:style-name="Tabelle5.F2" office:value-type="string">
            <text:p text:style-name="P11"><text:s text:c="2"/>I,1b Gerund. 3 m. sg.</text:p>
          </table:table-cell>
          <table:table-cell table:style-name="Tabelle5.A2" office:value-type="string">
            <text:p text:style-name="P9"/>
          </table:table-cell>
          <table:table-cell table:style-name="Tabelle5.H2" office:value-type="string">
            <text:p text:style-name="Standard"/>
          </table:table-cell>
        </table:table-row>
        <table:table-row table:style-name="Tabelle5.1">
          <table:table-cell table:style-name="Tabelle5.A2" office:value-type="string">
            <text:p text:style-name="P24"><text:s text:c="2"/>ገቢር</text:p>
            <text:p text:style-name="P24"><text:s text:c="2"/>ገቢሮት <text:s/></text:p>
          </table:table-cell>
          <table:table-cell table:style-name="Tabelle5.B3" table:number-columns-spanned="2" office:value-type="string">
            <text:p text:style-name="P31"><text:s text:c="2"/>gabir</text:p>
            <text:p text:style-name="P31"><text:s text:c="2"/>gabirot <text:s/></text:p>
          </table:table-cell>
          <table:covered-table-cell/>
          <table:table-cell table:style-name="Tabelle5.A2" table:number-columns-spanned="2" office:value-type="string">
            <text:p text:style-name="P23"><text:s/>1a2i3</text:p>
            <text:p text:style-name="P23"><text:span text:style-name="T7"><text:s/>1a2i3</text:span><text:span text:style-name="T5">ot</text:span></text:p>
          </table:table-cell>
          <table:covered-table-cell/>
          <table:table-cell table:style-name="Tabelle5.F2" office:value-type="string">
            <text:p text:style-name="P11"><text:s text:c="2"/>I,1b Infinit.</text:p>
          </table:table-cell>
          <table:table-cell table:style-name="Tabelle5.A2" office:value-type="string">
            <text:p text:style-name="P9"><text:s text:c="2"/>44.33</text:p>
          </table:table-cell>
          <table:table-cell table:style-name="Tabelle5.H2" office:value-type="string">
            <text:p text:style-name="Standard"/>
          </table:table-cell>
        </table:table-row>
        <table:table-row table:style-name="Tabelle5.8">
          <table:table-cell table:style-name="Tabelle5.A15" table:number-columns-spanned="7" office:value-type="string">
            <text:p text:style-name="P13">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H2" office:value-type="string">
            <text:p text:style-name="P2"/>
          </table:table-cell>
        </table:table-row>
        <table:table-row table:style-name="Tabelle5.16">
          <table:table-cell table:style-name="Tabelle5.A16" office:value-type="string">
            <text:p text:style-name="P7"><text:s text:c="2"/>ነገረ</text:p>
          </table:table-cell>
          <table:table-cell table:style-name="Tabelle5.F2" table:number-columns-spanned="2" office:value-type="string">
            <text:p text:style-name="P9"><text:s text:c="2"/>naggara</text:p>
          </table:table-cell>
          <table:covered-table-cell/>
          <table:table-cell table:style-name="Tabelle5.F2" table:number-columns-spanned="2" office:value-type="string">
            <text:p text:style-name="P22"><text:s text:c="3"/>1a22a3a</text:p>
          </table:table-cell>
          <table:covered-table-cell/>
          <table:table-cell table:style-name="Tabelle5.A16" office:value-type="string">
            <text:p text:style-name="P11"><text:s text:c="2"/>I,2 Perf. 3 p. m. sg.</text:p>
          </table:table-cell>
          <table:table-cell table:style-name="Tabelle5.G16" office:value-type="string">
            <text:p text:style-name="P9"><text:s text:c="2"/>44.44</text:p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ይኔግር</text:p>
          </table:table-cell>
          <table:table-cell table:style-name="Tabelle5.F2" table:number-columns-spanned="2" office:value-type="string">
            <text:p text:style-name="P9"><text:s text:c="2"/>y<text:span text:style-name="T3">ǝ</text:span><text:span text:style-name="T2">negg</text:span><text:span text:style-name="T3">ǝ</text:span><text:span text:style-name="T2">r</text:span></text:p>
          </table:table-cell>
          <table:covered-table-cell/>
          <table:table-cell table:style-name="Tabelle5.D17" table:number-columns-spanned="2" office:value-type="string">
            <text:p text:style-name="P22"><text:s text:c="3"/>y<text:span text:style-name="T3">ǝ</text:span><text:span text:style-name="T2">1e22</text:span><text:span text:style-name="T3">ǝ</text:span><text:span text:style-name="T2">3</text:span></text:p>
          </table:table-cell>
          <table:covered-table-cell/>
          <table:table-cell table:style-name="Tabelle5.A16" office:value-type="string">
            <text:p text:style-name="P11"><text:s text:c="2"/>I,2 Imperf. 3 p. m. sg.</text:p>
          </table:table-cell>
          <table:table-cell table:style-name="Tabelle5.G16" office:value-type="string">
            <text:p text:style-name="P9"><text:s text:c="2"/></text:p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ይነግር</text:p>
          </table:table-cell>
          <table:table-cell table:style-name="Tabelle5.F2" table:number-columns-spanned="2" office:value-type="string">
            <text:p text:style-name="P9"><text:s text:c="2"/>y<text:span text:style-name="T3">ǝ</text:span><text:span text:style-name="T2">nagg</text:span><text:span text:style-name="T3">ǝ</text:span><text:span text:style-name="T2">r</text:span></text:p>
          </table:table-cell>
          <table:covered-table-cell/>
          <table:table-cell table:style-name="Tabelle5.F2" table:number-columns-spanned="2" office:value-type="string">
            <text:p text:style-name="P22"><text:s text:c="3"/>y<text:span text:style-name="T3">ǝ</text:span><text:span text:style-name="T2">1a22</text:span><text:span text:style-name="T3">ǝ</text:span><text:span text:style-name="T2">3</text:span></text:p>
          </table:table-cell>
          <table:covered-table-cell/>
          <table:table-cell table:style-name="Tabelle5.A16" office:value-type="string">
            <text:p text:style-name="P11"><text:s text:c="2"/>I,2 Subj. 3 m. sg.</text:p>
          </table:table-cell>
          <table:table-cell table:style-name="Tabelle5.G16" office:value-type="string">
            <text:p text:style-name="P9"/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ነግር</text:p>
          </table:table-cell>
          <table:table-cell table:style-name="Tabelle5.A16" table:number-columns-spanned="2" office:value-type="string">
            <text:p text:style-name="P9"><text:span text:style-name="T2"><text:s text:c="2"/>nagg</text:span><text:span text:style-name="T3">ǝ</text:span><text:span text:style-name="T2">r</text:span></text:p>
          </table:table-cell>
          <table:covered-table-cell/>
          <table:table-cell table:style-name="Tabelle5.A16" table:number-columns-spanned="2" office:value-type="string">
            <text:p text:style-name="P22"><text:span text:style-name="T2"><text:s text:c="3"/>1a22</text:span><text:span text:style-name="T3">ǝ</text:span><text:span text:style-name="T2">3</text:span></text:p>
          </table:table-cell>
          <table:covered-table-cell/>
          <table:table-cell table:style-name="Tabelle5.A16" office:value-type="string">
            <text:p text:style-name="P11"><text:s text:c="3"/>I,2 Impera. <text:s/>2 m. sg.</text:p>
          </table:table-cell>
          <table:table-cell table:style-name="Tabelle5.G16" office:value-type="string">
            <text:p text:style-name="P9"/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ነጊሮ</text:p>
          </table:table-cell>
          <table:table-cell table:style-name="Tabelle5.A16" table:number-columns-spanned="2" office:value-type="string">
            <text:p text:style-name="P9"><text:s text:c="2"/>naggiro</text:p>
          </table:table-cell>
          <table:covered-table-cell/>
          <table:table-cell table:style-name="Tabelle5.A16" table:number-columns-spanned="2" office:value-type="string">
            <text:p text:style-name="P22"><text:s text:c="3"/>1a22i3o</text:p>
          </table:table-cell>
          <table:covered-table-cell/>
          <table:table-cell table:style-name="Tabelle5.A16" office:value-type="string">
            <text:p text:style-name="P11"><text:s text:c="3"/>I,2 Gerund. 3 m. sg.</text:p>
          </table:table-cell>
          <table:table-cell table:style-name="Tabelle5.G16" office:value-type="string">
            <text:p text:style-name="P9"/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ነግሮ</text:p>
            <text:p text:style-name="P7"><text:s text:c="2"/>ነግሮት</text:p>
          </table:table-cell>
          <table:table-cell table:style-name="Tabelle5.A16" table:number-columns-spanned="2" office:value-type="string">
            <text:p text:style-name="P9"><text:s text:c="2"/>nagg<text:span text:style-name="T6">ǝ</text:span><text:span text:style-name="T8">ro</text:span></text:p>
            <text:p text:style-name="P9"><text:span text:style-name="T8"><text:s text:c="2"/>nagg</text:span><text:span text:style-name="T6">ǝ</text:span><text:span text:style-name="T8">rot</text:span></text:p>
          </table:table-cell>
          <table:covered-table-cell/>
          <table:table-cell table:style-name="Tabelle5.A16" table:number-columns-spanned="2" office:value-type="string">
            <text:p text:style-name="P22"><text:s text:c="3"/>1a22<text:span text:style-name="T5">ǝ</text:span>3<text:span text:style-name="T5">o</text:span></text:p>
            <text:p text:style-name="P27"><text:s text:c="3"/>1a22ǝ3ot</text:p>
          </table:table-cell>
          <table:covered-table-cell/>
          <table:table-cell table:style-name="Tabelle5.F2" office:value-type="string">
            <text:p text:style-name="P11"><text:s text:c="3"/>I,2 Infinit. </text:p>
          </table:table-cell>
          <table:table-cell table:style-name="Tabelle5.A2" office:value-type="string">
            <text:p text:style-name="P9"><text:s/>44.33</text:p>
          </table:table-cell>
          <table:table-cell table:style-name="Tabelle5.H2" office:value-type="string">
            <text:p text:style-name="P2"/>
          </table:table-cell>
        </table:table-row>
        <table:table-row table:style-name="Tabelle5.8">
          <table:table-cell table:style-name="Tabelle5.A22" table:number-columns-spanned="7" office:value-type="string">
            <text:p text:style-name="P14"><text:s text:c="14"/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H2" office:value-type="string">
            <text:p text:style-name="P2"/>
          </table:table-cell>
        </table:table-row>
        <text:soft-page-break/>
        <table:table-row table:style-name="Tabelle5.1">
          <table:table-cell table:style-name="Tabelle5.A16" office:value-type="string">
            <text:p text:style-name="P7"><text:s text:c="2"/>ናገረ</text:p>
          </table:table-cell>
          <table:table-cell table:style-name="Tabelle5.A16" table:number-columns-spanned="2" office:value-type="string">
            <text:p text:style-name="P7"><text:s text:c="2"/>n<text:span text:style-name="T7">āgara</text:span></text:p>
          </table:table-cell>
          <table:covered-table-cell/>
          <table:table-cell table:style-name="Tabelle5.A16" table:number-columns-spanned="2" office:value-type="string">
            <text:p text:style-name="P18"><text:span text:style-name="T4"><text:s text:c="3"/></text:span><text:span text:style-name="T4">1ā</text:span><text:span text:style-name="T13">2a</text:span><text:span text:style-name="T4">3a</text:span></text:p>
          </table:table-cell>
          <table:covered-table-cell/>
          <table:table-cell table:style-name="Tabelle5.A16" office:value-type="string">
            <text:p text:style-name="P11"><text:s text:c="3"/>I,3 <text:s/>Perf. 3 m. sg.</text:p>
          </table:table-cell>
          <table:table-cell table:style-name="Tabelle5.G16" office:value-type="string">
            <text:p text:style-name="P9"><text:s/>44.44</text:p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ይናግር</text:p>
          </table:table-cell>
          <table:table-cell table:style-name="Tabelle5.A16" table:number-columns-spanned="2" office:value-type="string">
            <text:p text:style-name="P9"><text:s text:c="2"/>y<text:span text:style-name="T6">ǝ</text:span><text:span text:style-name="T8">nāgg</text:span><text:span text:style-name="T6">ǝ</text:span><text:span text:style-name="T8">r</text:span></text:p>
          </table:table-cell>
          <table:covered-table-cell/>
          <table:table-cell table:style-name="Tabelle5.A16" table:number-columns-spanned="2" office:value-type="string">
            <text:p text:style-name="P12"><text:s text:c="3"/>y<text:span text:style-name="T3">ǝ</text:span><text:span text:style-name="T2">1</text:span><text:span text:style-name="T8">ā22</text:span><text:span text:style-name="T6">ǝ</text:span><text:span text:style-name="T8">3</text:span></text:p>
          </table:table-cell>
          <table:covered-table-cell/>
          <table:table-cell table:style-name="Tabelle5.A16" office:value-type="string">
            <text:p text:style-name="P11"><text:s text:c="3"/>I,3 Imperf. 3 p. m. sg.</text:p>
          </table:table-cell>
          <table:table-cell table:style-name="Tabelle5.G16" office:value-type="string">
            <text:p text:style-name="P9"><text:s text:c="3"/></text:p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ይናግር</text:p>
          </table:table-cell>
          <table:table-cell table:style-name="Tabelle5.A16" table:number-columns-spanned="2" office:value-type="string">
            <text:p text:style-name="P9"><text:s text:c="2"/><text:span text:style-name="T1">y</text:span><text:span text:style-name="T2">ǝnāg</text:span><text:span text:style-name="T3">ǝ</text:span><text:span text:style-name="T8">r</text:span></text:p>
          </table:table-cell>
          <table:covered-table-cell/>
          <table:table-cell table:style-name="Tabelle5.A16" table:number-columns-spanned="2" office:value-type="string">
            <text:p text:style-name="P12"><text:s text:c="3"/>y<text:span text:style-name="T3">ǝ</text:span><text:span text:style-name="T2">1</text:span><text:span text:style-name="T8">ā2</text:span><text:span text:style-name="T6">ǝ</text:span><text:span text:style-name="T8">3</text:span></text:p>
          </table:table-cell>
          <table:covered-table-cell/>
          <table:table-cell table:style-name="Tabelle5.A16" office:value-type="string">
            <text:p text:style-name="P11"><text:s text:c="3"/>I,3 Subj. 3 m. sg.</text:p>
          </table:table-cell>
          <table:table-cell table:style-name="Tabelle5.G16" office:value-type="string">
            <text:p text:style-name="P9"/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ናግር</text:p>
          </table:table-cell>
          <table:table-cell table:style-name="Tabelle5.A16" table:number-columns-spanned="2" office:value-type="string">
            <text:p text:style-name="P9"><text:span text:style-name="T2"><text:s text:c="2"/>nāg</text:span><text:span text:style-name="T3">ǝ</text:span><text:span text:style-name="T8">r</text:span></text:p>
          </table:table-cell>
          <table:covered-table-cell/>
          <table:table-cell table:style-name="Tabelle5.A16" table:number-columns-spanned="2" office:value-type="string">
            <text:p text:style-name="P12"><text:span text:style-name="T2"><text:s text:c="3"/>1</text:span><text:span text:style-name="T8">ā2</text:span><text:span text:style-name="T6">ǝ</text:span><text:span text:style-name="T8">3</text:span></text:p>
          </table:table-cell>
          <table:covered-table-cell/>
          <table:table-cell table:style-name="Tabelle5.A16" office:value-type="string">
            <text:p text:style-name="P11"><text:s text:c="3"/>I,3 Impera. <text:s/>2 m. sg.</text:p>
          </table:table-cell>
          <table:table-cell table:style-name="Tabelle5.G16" office:value-type="string">
            <text:p text:style-name="P9"/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ናጊሮ</text:p>
          </table:table-cell>
          <table:table-cell table:style-name="Tabelle5.A16" table:number-columns-spanned="2" office:value-type="string">
            <text:p text:style-name="P9"><text:s text:c="2"/>n<text:span text:style-name="T2">āgiro</text:span></text:p>
          </table:table-cell>
          <table:covered-table-cell/>
          <table:table-cell table:style-name="Tabelle5.A16" table:number-columns-spanned="2" office:value-type="string">
            <text:p text:style-name="P12"><text:span text:style-name="T2"><text:s text:c="3"/>1</text:span><text:span text:style-name="T8">ā2i3o</text:span></text:p>
          </table:table-cell>
          <table:covered-table-cell/>
          <table:table-cell table:style-name="Tabelle5.A16" office:value-type="string">
            <text:p text:style-name="P11"><text:s text:c="3"/>I,3 Gerund. 3 m. sg.</text:p>
          </table:table-cell>
          <table:table-cell table:style-name="Tabelle5.G16" office:value-type="string">
            <text:p text:style-name="P9"/>
          </table:table-cell>
          <table:table-cell table:style-name="Tabelle5.H2" office:value-type="string">
            <text:p text:style-name="P2"/>
          </table:table-cell>
        </table:table-row>
        <table:table-row table:style-name="Tabelle5.1">
          <table:table-cell table:style-name="Tabelle5.A16" office:value-type="string">
            <text:p text:style-name="P7"><text:s text:c="2"/>ናግሮ</text:p>
            <text:p text:style-name="P7"><text:s text:c="2"/>ናግሮት</text:p>
          </table:table-cell>
          <table:table-cell table:style-name="Tabelle5.A16" table:number-columns-spanned="2" office:value-type="string">
            <text:p text:style-name="P9"><text:span text:style-name="T8"><text:s text:c="2"/>nāg</text:span><text:span text:style-name="T6">ǝr</text:span><text:span text:style-name="T8">o</text:span></text:p>
            <text:p text:style-name="P9"><text:span text:style-name="T2"><text:s text:c="2"/>nāg</text:span><text:span text:style-name="T3">ǝr</text:span><text:span text:style-name="T2">ot</text:span></text:p>
          </table:table-cell>
          <table:covered-table-cell/>
          <table:table-cell table:style-name="Tabelle5.A16" table:number-columns-spanned="2" office:value-type="string">
            <text:p text:style-name="P12"><text:span text:style-name="T5"><text:s text:c="3"/>1</text:span><text:span text:style-name="T8">ā2</text:span><text:span text:style-name="T7">ǝ3o</text:span></text:p>
            <text:p text:style-name="P12"><text:span text:style-name="T7"><text:s text:c="3"/></text:span><text:span text:style-name="T5">1</text:span><text:span text:style-name="T8">ā2</text:span><text:span text:style-name="T7">ǝ3ot</text:span></text:p>
          </table:table-cell>
          <table:covered-table-cell/>
          <table:table-cell table:style-name="Tabelle5.F2" office:value-type="string">
            <text:p text:style-name="P11"><text:s text:c="3"/>I,3 Infinit.</text:p>
          </table:table-cell>
          <table:table-cell table:style-name="Tabelle5.A2" office:value-type="string">
            <text:p text:style-name="P9"><text:s/>44.33</text:p>
          </table:table-cell>
          <table:table-cell table:style-name="Tabelle5.H2" office:value-type="string">
            <text:p text:style-name="P2"/>
          </table:table-cell>
        </table:table-row>
        <table:table-row table:style-name="Tabelle5.8">
          <table:table-cell table:style-name="Tabelle5.A29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H2" office:value-type="string">
            <text:p text:style-name="P2"/>
          </table:table-cell>
        </table:table-row>
        <table:table-row table:style-name="Tabelle5.16">
          <table:table-cell table:style-name="Tabelle5.A30" table:number-columns-spanned="2" office:value-type="string">
            <text:p text:style-name="P7">አንገረ</text:p>
          </table:table-cell>
          <table:covered-table-cell/>
          <table:table-cell table:style-name="Tabelle5.C30" table:number-columns-spanned="2" office:value-type="string">
            <text:p text:style-name="P9"><text:span text:style-name="T5">ʾa</text:span><text:span text:style-name="T7">ngara</text:span></text:p>
          </table:table-cell>
          <table:covered-table-cell/>
          <table:table-cell table:style-name="Tabelle5.C30" office:value-type="string">
            <text:p text:style-name="P12"><text:span text:style-name="T5">ʾa</text:span>12a3a</text:p>
          </table:table-cell>
          <table:table-cell table:style-name="Tabelle5.C30" office:value-type="string">
            <text:p text:style-name="P12"><text:s/>II,1 Perf. 3 m. sg.</text:p>
          </table:table-cell>
          <table:table-cell table:style-name="Tabelle5.G30" table:number-columns-spanned="2" office:value-type="string">
            <text:p text:style-name="P9">44.44</text:p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ያነግር</text:p>
          </table:table-cell>
          <table:covered-table-cell/>
          <table:table-cell table:style-name="Tabelle5.A31" table:number-columns-spanned="2" office:value-type="string">
            <text:p text:style-name="P4">y<text:span text:style-name="T12">ānagg</text:span><text:span text:style-name="T6">ǝ</text:span><text:span text:style-name="T12">r</text:span></text:p>
          </table:table-cell>
          <table:covered-table-cell/>
          <table:table-cell table:style-name="Tabelle5.A31" office:value-type="string">
            <text:p text:style-name="P3">y<text:span text:style-name="T12">ā1a22</text:span><text:span text:style-name="T6">ǝ</text:span><text:span text:style-name="T12">3</text:span></text:p>
          </table:table-cell>
          <table:table-cell table:style-name="Tabelle5.A31" office:value-type="string">
            <text:p text:style-name="P11"><text:s/>II,1 Imperf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ያንግር</text:p>
          </table:table-cell>
          <table:covered-table-cell/>
          <table:table-cell table:style-name="Tabelle5.A31" table:number-columns-spanned="2" office:value-type="string">
            <text:p text:style-name="P4">y<text:span text:style-name="T12">āng</text:span><text:span text:style-name="T6">ǝ</text:span><text:span text:style-name="T12">r</text:span></text:p>
          </table:table-cell>
          <table:covered-table-cell/>
          <table:table-cell table:style-name="Tabelle5.A31" office:value-type="string">
            <text:p text:style-name="P3">y<text:span text:style-name="T12">ā12</text:span><text:span text:style-name="T6">ǝ</text:span><text:span text:style-name="T12">3</text:span></text:p>
          </table:table-cell>
          <table:table-cell table:style-name="Tabelle5.A31" office:value-type="string">
            <text:p text:style-name="P11"><text:s/>II,1 Subj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አንግር</text:p>
          </table:table-cell>
          <table:covered-table-cell/>
          <table:table-cell table:style-name="Tabelle5.A31" table:number-columns-spanned="2" office:value-type="string">
            <text:p text:style-name="P15">ʾa<text:span text:style-name="T7">ng</text:span><text:span text:style-name="T12">ǝ</text:span><text:span text:style-name="T8">r</text:span></text:p>
          </table:table-cell>
          <table:covered-table-cell/>
          <table:table-cell table:style-name="Tabelle5.A31" office:value-type="string">
            <text:p text:style-name="P17">ʾa<text:span text:style-name="T7">12</text:span><text:span text:style-name="T12">ǝ</text:span><text:span text:style-name="T8">3</text:span></text:p>
          </table:table-cell>
          <table:table-cell table:style-name="Tabelle5.A31" office:value-type="string">
            <text:p text:style-name="P11"><text:s/>II,1 Impera. <text:s/>2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አንጊሮ</text:p>
          </table:table-cell>
          <table:covered-table-cell/>
          <table:table-cell table:style-name="Tabelle5.A31" table:number-columns-spanned="2" office:value-type="string">
            <text:p text:style-name="P4">ʾangiro</text:p>
          </table:table-cell>
          <table:covered-table-cell/>
          <table:table-cell table:style-name="Tabelle5.A31" office:value-type="string">
            <text:p text:style-name="P17">ʾa<text:span text:style-name="T7">12</text:span><text:span text:style-name="T8">i3o</text:span></text:p>
          </table:table-cell>
          <table:table-cell table:style-name="Tabelle5.A31" office:value-type="string">
            <text:p text:style-name="P11"><text:s/>II,1 Gerund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አንግሮ</text:p>
            <text:p text:style-name="P7">አንግሮት </text:p>
          </table:table-cell>
          <table:covered-table-cell/>
          <table:table-cell table:style-name="Tabelle5.A31" table:number-columns-spanned="2" office:value-type="string">
            <text:p text:style-name="P9"><text:s/><text:span text:style-name="T7">ʾang</text:span><text:span text:style-name="T6">ǝ</text:span><text:span text:style-name="T8">ro</text:span></text:p>
            <text:p text:style-name="P9"><text:span text:style-name="T8">ʾang</text:span><text:span text:style-name="T6">ǝ</text:span><text:span text:style-name="T8">rot </text:span></text:p>
          </table:table-cell>
          <table:covered-table-cell/>
          <table:table-cell table:style-name="Tabelle5.A31" office:value-type="string">
            <text:p text:style-name="P17">ʾa12ǝ3o</text:p>
            <text:p text:style-name="P17">ʾa12ǝ3ot</text:p>
          </table:table-cell>
          <table:table-cell table:style-name="Tabelle5.F35" office:value-type="string">
            <text:p text:style-name="P11"><text:s/>II,1 Infinit. </text:p>
          </table:table-cell>
          <table:table-cell table:style-name="Tabelle5.G35" table:number-columns-spanned="2" office:value-type="string">
            <text:p text:style-name="P9">44.33</text:p>
          </table:table-cell>
          <table:covered-table-cell/>
        </table:table-row>
        <table:table-row table:style-name="Tabelle5.8">
          <table:table-cell table:style-name="Tabelle5.G3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አነገረ</text:p>
          </table:table-cell>
          <table:covered-table-cell/>
          <table:table-cell table:style-name="Tabelle5.A31" table:number-columns-spanned="2" office:value-type="string">
            <text:p text:style-name="P10"><text:s/><text:span text:style-name="T5">ʾa</text:span><text:span text:style-name="T7">naggara</text:span></text:p>
          </table:table-cell>
          <table:covered-table-cell/>
          <table:table-cell table:style-name="Tabelle5.A31" office:value-type="string">
            <text:p text:style-name="P17">ʾa1a22a3a</text:p>
          </table:table-cell>
          <table:table-cell table:style-name="Tabelle5.A31" office:value-type="string">
            <text:p text:style-name="P11"><text:s/>II,2 <text:s/>Perf. 3 m. sg.</text:p>
          </table:table-cell>
          <table:table-cell table:style-name="Tabelle5.G31" table:number-columns-spanned="2" office:value-type="string">
            <text:p text:style-name="P9">44.44</text:p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ያኔግር</text:p>
          </table:table-cell>
          <table:covered-table-cell/>
          <table:table-cell table:style-name="Tabelle5.A31" table:number-columns-spanned="2" office:value-type="string">
            <text:p text:style-name="P10"><text:s/>y<text:span text:style-name="T8">ānegg</text:span><text:span text:style-name="T6">ǝ</text:span><text:span text:style-name="T8">r</text:span></text:p>
          </table:table-cell>
          <table:covered-table-cell/>
          <table:table-cell table:style-name="Tabelle5.A31" office:value-type="string">
            <text:p text:style-name="P12">y<text:span text:style-name="T8">ā1e22</text:span><text:span text:style-name="T6">ǝ</text:span><text:span text:style-name="T8">3</text:span></text:p>
          </table:table-cell>
          <table:table-cell table:style-name="Tabelle5.A31" office:value-type="string">
            <text:p text:style-name="P11"><text:s/>II,2 Imperf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ያነግር</text:p>
          </table:table-cell>
          <table:covered-table-cell/>
          <table:table-cell table:style-name="Tabelle5.A31" table:number-columns-spanned="2" office:value-type="string">
            <text:p text:style-name="P10"><text:s/>y<text:span text:style-name="T8">ānagg</text:span><text:span text:style-name="T6">ǝ</text:span><text:span text:style-name="T8">r</text:span></text:p>
          </table:table-cell>
          <table:covered-table-cell/>
          <table:table-cell table:style-name="Tabelle5.A31" office:value-type="string">
            <text:p text:style-name="P12">y<text:span text:style-name="T8">ā1a22</text:span><text:span text:style-name="T6">ǝ</text:span><text:span text:style-name="T8">3</text:span></text:p>
          </table:table-cell>
          <table:table-cell table:style-name="Tabelle5.A31" office:value-type="string">
            <text:p text:style-name="P11"><text:s/>II,2 Subj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አነግር</text:p>
          </table:table-cell>
          <table:covered-table-cell/>
          <table:table-cell table:style-name="Tabelle5.A31" table:number-columns-spanned="2" office:value-type="string">
            <text:p text:style-name="P10"><text:s/><text:span text:style-name="T5">ʾa</text:span><text:span text:style-name="T8">nagg</text:span><text:span text:style-name="T6">ǝ</text:span><text:span text:style-name="T8">r</text:span></text:p>
          </table:table-cell>
          <table:covered-table-cell/>
          <table:table-cell table:style-name="Tabelle5.A31" office:value-type="string">
            <text:p text:style-name="P17">ʾa<text:span text:style-name="T7">1a22</text:span><text:span text:style-name="T12">ǝ</text:span><text:span text:style-name="T8">3</text:span></text:p>
          </table:table-cell>
          <table:table-cell table:style-name="Tabelle5.A31" office:value-type="string">
            <text:p text:style-name="P11"><text:s/>II,2 Impera. <text:s/>2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አነጊሮ</text:p>
          </table:table-cell>
          <table:covered-table-cell/>
          <table:table-cell table:style-name="Tabelle5.A31" table:number-columns-spanned="2" office:value-type="string">
            <text:p text:style-name="P10"><text:s/><text:span text:style-name="T5">ʾa</text:span><text:span text:style-name="T7">naggiro</text:span></text:p>
          </table:table-cell>
          <table:covered-table-cell/>
          <table:table-cell table:style-name="Tabelle5.A31" office:value-type="string">
            <text:p text:style-name="P17">ʾa<text:span text:style-name="T7">1a22i3o</text:span></text:p>
          </table:table-cell>
          <table:table-cell table:style-name="Tabelle5.A31" office:value-type="string">
            <text:p text:style-name="P11"><text:s/>II,2 Gerund. <text:s/>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7">አነግሮ</text:p>
            <text:p text:style-name="P7">አነግሮት</text:p>
          </table:table-cell>
          <table:covered-table-cell/>
          <table:table-cell table:style-name="Tabelle5.A31" table:number-columns-spanned="2" office:value-type="string">
            <text:p text:style-name="P10"><text:span text:style-name="T5"><text:s/>ʾa</text:span><text:span text:style-name="T7">nagg</text:span><text:span text:style-name="T5">ǝ</text:span><text:span text:style-name="T7">ro</text:span></text:p>
            <text:p text:style-name="P10"><text:span text:style-name="T7"><text:s/></text:span><text:span text:style-name="T5">ʾa</text:span><text:span text:style-name="T7">nagg</text:span><text:span text:style-name="T5">ǝ</text:span><text:span text:style-name="T7">rot</text:span></text:p>
          </table:table-cell>
          <table:covered-table-cell/>
          <table:table-cell table:style-name="Tabelle5.A31" office:value-type="string">
            <text:p text:style-name="P17">ʾa1a22ǝ3o</text:p>
            <text:p text:style-name="P17">ʾa1a22ǝ3ot</text:p>
          </table:table-cell>
          <table:table-cell table:style-name="Tabelle5.F35" office:value-type="string">
            <text:p text:style-name="P11"><text:s/>II,2 Infinit.</text:p>
          </table:table-cell>
          <table:table-cell table:style-name="Tabelle5.G35" table:number-columns-spanned="2" office:value-type="string">
            <text:p text:style-name="P9">44.33</text:p>
          </table:table-cell>
          <table:covered-table-cell/>
        </table:table-row>
        <table:table-row table:style-name="Tabelle5.8">
          <table:table-cell table:style-name="Tabelle5.G3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8">አናገረ</text:p>
          </table:table-cell>
          <table:covered-table-cell/>
          <table:table-cell table:style-name="Tabelle5.A31" table:number-columns-spanned="2" office:value-type="string">
            <text:p text:style-name="P16">ʾa<text:span text:style-name="T8">n</text:span><text:span text:style-name="T8">āgara</text:span></text:p>
          </table:table-cell>
          <table:covered-table-cell/>
          <table:table-cell table:style-name="Tabelle5.A31" office:value-type="string">
            <text:p text:style-name="P17">ʾa1<text:span text:style-name="T8">ā</text:span>2a3a</text:p>
          </table:table-cell>
          <table:table-cell table:style-name="Tabelle5.A31" office:value-type="string">
            <text:p text:style-name="P12">II,3 Perf. 3 m. sg.</text:p>
          </table:table-cell>
          <table:table-cell table:style-name="Tabelle5.G31" table:number-columns-spanned="2" office:value-type="string">
            <text:p text:style-name="P9">44.44</text:p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8">ያናግር</text:p>
          </table:table-cell>
          <table:covered-table-cell/>
          <table:table-cell table:style-name="Tabelle5.A31" table:number-columns-spanned="2" office:value-type="string">
            <text:p text:style-name="P10">y<text:span text:style-name="T8">ānāgg</text:span><text:span text:style-name="T6">ǝ</text:span><text:span text:style-name="T8">r</text:span></text:p>
          </table:table-cell>
          <table:covered-table-cell/>
          <table:table-cell table:style-name="Tabelle5.A31" office:value-type="string">
            <text:p text:style-name="P12">y<text:span text:style-name="T8">ā1ā22</text:span><text:span text:style-name="T6">ǝ</text:span><text:span text:style-name="T8">3</text:span></text:p>
          </table:table-cell>
          <table:table-cell table:style-name="Tabelle5.A31" office:value-type="string">
            <text:p text:style-name="P11">II,3 Imperf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8">ያናግር</text:p>
          </table:table-cell>
          <table:covered-table-cell/>
          <table:table-cell table:style-name="Tabelle5.A31" table:number-columns-spanned="2" office:value-type="string">
            <text:p text:style-name="P10">y<text:span text:style-name="T8">ānāg</text:span><text:span text:style-name="T8">ǝr</text:span></text:p>
          </table:table-cell>
          <table:covered-table-cell/>
          <table:table-cell table:style-name="Tabelle5.A31" office:value-type="string">
            <text:p text:style-name="P3">y<text:span text:style-name="T12">ā</text:span>1<text:span text:style-name="T12">ā</text:span>2ǝ3</text:p>
          </table:table-cell>
          <table:table-cell table:style-name="Tabelle5.A31" office:value-type="string">
            <text:p text:style-name="P11">II,3 Subj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8">አናግር</text:p>
          </table:table-cell>
          <table:covered-table-cell/>
          <table:table-cell table:style-name="Tabelle5.A31" table:number-columns-spanned="2" office:value-type="string">
            <text:p text:style-name="P16"><text:span text:style-name="T12">ʾa</text:span><text:span text:style-name="T8">nāg</text:span><text:span text:style-name="T8">ǝr</text:span></text:p>
          </table:table-cell>
          <table:covered-table-cell/>
          <table:table-cell table:style-name="Tabelle5.A31" office:value-type="string">
            <text:p text:style-name="P17"><text:span text:style-name="T12">ʾa</text:span><text:span text:style-name="T8">1ā2</text:span><text:span text:style-name="T8">ǝ3</text:span></text:p>
          </table:table-cell>
          <table:table-cell table:style-name="Tabelle5.A31" office:value-type="string">
            <text:p text:style-name="P11">II,3 Impera. <text:s/>2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ext:soft-page-break/>
        <table:table-row table:style-name="Tabelle5.1">
          <table:table-cell table:style-name="Tabelle5.A31" table:number-columns-spanned="2" office:value-type="string">
            <text:p text:style-name="P8">አናጊሮ</text:p>
          </table:table-cell>
          <table:covered-table-cell/>
          <table:table-cell table:style-name="Tabelle5.A31" table:number-columns-spanned="2" office:value-type="string">
            <text:p text:style-name="P16"><text:span text:style-name="T12">ʾa</text:span><text:span text:style-name="T8">nāgiro</text:span></text:p>
          </table:table-cell>
          <table:covered-table-cell/>
          <table:table-cell table:style-name="Tabelle5.A31" office:value-type="string">
            <text:p text:style-name="P17"><text:span text:style-name="T12">ʾa</text:span><text:span text:style-name="T8">1ā2i3o</text:span></text:p>
          </table:table-cell>
          <table:table-cell table:style-name="Tabelle5.A31" office:value-type="string">
            <text:p text:style-name="P11">II,3 Gerund. <text:s/>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1">
          <table:table-cell table:style-name="Tabelle5.A31" table:number-columns-spanned="2" office:value-type="string">
            <text:p text:style-name="P8">አናግሮ</text:p>
            <text:p text:style-name="P8">አናግሮት</text:p>
          </table:table-cell>
          <table:covered-table-cell/>
          <table:table-cell table:style-name="Tabelle5.A31" table:number-columns-spanned="2" office:value-type="string">
            <text:p text:style-name="P16"><text:span text:style-name="T12">ʾa</text:span><text:span text:style-name="T8">nāg(ǝ)ro</text:span></text:p>
            <text:p text:style-name="P5">ʾanāg(ǝ)rot</text:p>
          </table:table-cell>
          <table:covered-table-cell/>
          <table:table-cell table:style-name="Tabelle5.A31" office:value-type="string">
            <text:p text:style-name="P3">ʾa1<text:span text:style-name="T12">ā</text:span>2ǝ3o</text:p>
            <text:p text:style-name="P3">ʾa1<text:span text:style-name="T12">ā</text:span>2ǝ3ot</text:p>
          </table:table-cell>
          <table:table-cell table:style-name="Tabelle5.F35" office:value-type="string">
            <text:p text:style-name="P11">II,3 Infinit.</text:p>
          </table:table-cell>
          <table:table-cell table:style-name="Tabelle5.G35" table:number-columns-spanned="2" office:value-type="string">
            <text:p text:style-name="P9">44.33</text:p>
          </table:table-cell>
          <table:covered-table-cell/>
        </table:table-row>
        <table:table-row table:style-name="Tabelle5.8">
          <table:table-cell table:style-name="Tabelle5.G3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51">
          <table:table-cell table:style-name="Tabelle5.F35" table:number-columns-spanned="2" office:value-type="string">
            <text:p text:style-name="P34"><text:s text:c="2"/>ተገብረ</text:p>
          </table:table-cell>
          <table:covered-table-cell/>
          <table:table-cell table:style-name="Tabelle5.F35" table:number-columns-spanned="2" office:value-type="string">
            <text:p text:style-name="P9">tagabra</text:p>
          </table:table-cell>
          <table:covered-table-cell/>
          <table:table-cell table:style-name="Tabelle5.F35" office:value-type="string">
            <text:p text:style-name="P4">ta1a23a</text:p>
          </table:table-cell>
          <table:table-cell table:style-name="Tabelle5.F35" office:value-type="string">
            <text:p text:style-name="P11">III,1a Perf. 3 m. sg.</text:p>
          </table:table-cell>
          <table:table-cell table:style-name="Tabelle5.G51" table:number-columns-spanned="2" office:value-type="string">
            <text:p text:style-name="P34"><text:s text:c="2"/>44.44</text:p>
          </table:table-cell>
          <table:covered-table-cell/>
        </table:table-row>
        <table:table-row table:style-name="Tabelle5.51">
          <table:table-cell table:style-name="Tabelle5.A31" table:number-columns-spanned="2" office:value-type="string">
            <text:p text:style-name="P34"><text:s text:c="2"/>ተነገረ <text:s/></text:p>
            <text:p text:style-name="P34"><text:s text:c="2"/>(ex.: ተከደነ)</text:p>
          </table:table-cell>
          <table:covered-table-cell/>
          <table:table-cell table:style-name="Tabelle5.F35" table:number-columns-spanned="2" office:value-type="string">
            <text:p text:style-name="P9">tanagara </text:p>
          </table:table-cell>
          <table:covered-table-cell/>
          <table:table-cell table:style-name="Tabelle5.F35" office:value-type="string">
            <text:p text:style-name="P4"><text:span text:style-name="T5">ta</text:span>1a2a3a</text:p>
          </table:table-cell>
          <table:table-cell table:style-name="Tabelle5.F35" office:value-type="string">
            <text:p text:style-name="P11">III,1b Perf. 3 m. sg.</text:p>
          </table:table-cell>
          <table:table-cell table:style-name="Tabelle5.G31" table:number-columns-spanned="2" office:value-type="string">
            <text:p text:style-name="P34"><text:s/></text:p>
          </table:table-cell>
          <table:covered-table-cell/>
        </table:table-row>
        <table:table-row table:style-name="Tabelle5.51">
          <table:table-cell table:style-name="Tabelle5.A31" table:number-columns-spanned="2" office:value-type="string">
            <text:p text:style-name="P35">ይትነገር</text:p>
            <text:p text:style-name="P36">ይሰበር</text:p>
            <text:p text:style-name="P36">ይተከል</text:p>
          </table:table-cell>
          <table:covered-table-cell/>
          <table:table-cell table:style-name="Tabelle5.A31" table:number-columns-spanned="2" office:value-type="string">
            <text:p text:style-name="P6">yǝtnaggar</text:p>
            <text:p text:style-name="P6">yǝssabbar</text:p>
            <text:p text:style-name="P6">yǝttakkal</text:p>
          </table:table-cell>
          <table:covered-table-cell/>
          <table:table-cell table:style-name="Tabelle5.A31" office:value-type="string">
            <text:p text:style-name="P6">yǝt1a22a3</text:p>
            <text:p text:style-name="P6">yǝSSa22a3</text:p>
            <text:p text:style-name="P9"><text:span text:style-name="T8">yǝ</text:span><text:span text:style-name="T11">DD</text:span><text:span text:style-name="T8">a22a3 </text:span></text:p>
          </table:table-cell>
          <table:table-cell table:style-name="Tabelle5.F35" office:value-type="string">
            <text:p text:style-name="P11">III,1 Imperf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51">
          <table:table-cell table:style-name="Tabelle5.A54" table:number-columns-spanned="2" office:value-type="string">
            <text:p text:style-name="P37">ይትነገር</text:p>
            <text:p text:style-name="P38">ይሰበር <text:s/>ይተከል<text:span text:style-name="T7"> </text:span></text:p>
          </table:table-cell>
          <table:covered-table-cell/>
          <table:table-cell table:style-name="Tabelle5.A31" table:number-columns-spanned="2" office:value-type="string">
            <text:p text:style-name="P6">yǝtnagar</text:p>
            <text:p text:style-name="P6">yǝssabar</text:p>
            <text:p text:style-name="P6">yǝttakal</text:p>
          </table:table-cell>
          <table:covered-table-cell/>
          <table:table-cell table:style-name="Tabelle5.A31" office:value-type="string">
            <text:p text:style-name="P6">yǝt1a2a3</text:p>
            <text:p text:style-name="P6">yǝSSa2a3</text:p>
            <text:p text:style-name="P6">yǝDDa2a3</text:p>
          </table:table-cell>
          <table:table-cell table:style-name="Tabelle5.F35" office:value-type="string">
            <text:p text:style-name="P11">III,1 Subj. 3 m. sg.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51">
          <table:table-cell table:style-name="Tabelle5.A31" table:number-columns-spanned="2" office:value-type="string">
            <text:p text:style-name="P35">ተነገር</text:p>
          </table:table-cell>
          <table:covered-table-cell/>
          <table:table-cell table:style-name="Tabelle5.A31" table:number-columns-spanned="2" office:value-type="string">
            <text:p text:style-name="P9">tanagar </text:p>
          </table:table-cell>
          <table:covered-table-cell/>
          <table:table-cell table:style-name="Tabelle5.A31" office:value-type="string">
            <text:p text:style-name="P9">ta1a2a3</text:p>
          </table:table-cell>
          <table:table-cell table:style-name="Tabelle5.A31" office:value-type="string">
            <text:p text:style-name="P11">III,1 Impera. <text:s/>2 m. sg.</text:p>
          </table:table-cell>
          <table:table-cell table:style-name="Tabelle5.G35" table:number-columns-spanned="2" office:value-type="string">
            <text:p text:style-name="P9"/>
          </table:table-cell>
          <table:covered-table-cell/>
        </table:table-row>
        <table:table-row table:style-name="Tabelle5.51">
          <table:table-cell table:style-name="Tabelle5.A31" table:number-columns-spanned="2" office:value-type="string">
            <text:p text:style-name="P39"><text:s/>ተነጊሮ</text:p>
          </table:table-cell>
          <table:covered-table-cell/>
          <table:table-cell table:style-name="Tabelle5.A31" table:number-columns-spanned="2" office:value-type="string">
            <text:p text:style-name="P9">tanagiro</text:p>
          </table:table-cell>
          <table:covered-table-cell/>
          <table:table-cell table:style-name="Tabelle5.A31" office:value-type="string">
            <text:p text:style-name="P9">ta1a2i3o</text:p>
          </table:table-cell>
          <table:table-cell table:style-name="Tabelle5.A31" office:value-type="string">
            <text:p text:style-name="P11">III,1 Gerund. <text:s/>3 m. sg</text:p>
          </table:table-cell>
          <table:table-cell table:style-name="Tabelle5.G3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35">ተነግሮ</text:p>
            <text:p text:style-name="P35">ተነግሮት</text:p>
          </table:table-cell>
          <table:covered-table-cell/>
          <table:table-cell table:style-name="Tabelle5.A54" table:number-columns-spanned="2" office:value-type="string">
            <text:p text:style-name="P9"><text:span text:style-name="T7">t</text:span><text:span text:style-name="T5">an</text:span>ag<text:span text:style-name="T5">ǝr</text:span>o</text:p>
            <text:p text:style-name="P9">tanag<text:span text:style-name="T5">ǝrot</text:span></text:p>
          </table:table-cell>
          <table:covered-table-cell/>
          <table:table-cell table:style-name="Tabelle5.A54" office:value-type="string">
            <text:p text:style-name="P9"><text:span text:style-name="T5">ta</text:span>1a2<text:span text:style-name="T5">ǝ</text:span>3o</text:p>
            <text:p text:style-name="P9">ta1a2<text:span text:style-name="T5">ǝ</text:span>3ot</text:p>
          </table:table-cell>
          <table:table-cell table:style-name="Tabelle5.F35" office:value-type="string">
            <text:p text:style-name="P11">III,1 Infinit.</text:p>
          </table:table-cell>
          <table:table-cell table:style-name="Tabelle5.G35" table:number-columns-spanned="2" office:value-type="string">
            <text:p text:style-name="P9">44.33</text:p>
          </table:table-cell>
          <table:covered-table-cell/>
        </table:table-row>
        <table:table-row table:style-name="Tabelle5.58">
          <table:table-cell table:style-name="Tabelle5.A58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ነገረ</text:p>
          </table:table-cell>
          <table:covered-table-cell/>
          <table:table-cell table:style-name="Tabelle5.A54" table:number-columns-spanned="2" office:value-type="string">
            <text:p text:style-name="P9">tanaggara</text:p>
          </table:table-cell>
          <table:covered-table-cell/>
          <table:table-cell table:style-name="Tabelle5.A54" office:value-type="string">
            <text:p text:style-name="P15">ta1a22a3a</text:p>
          </table:table-cell>
          <table:table-cell table:style-name="Tabelle5.A31" office:value-type="string">
            <text:p text:style-name="P11">III,2 Perf. 3 m. sg.</text:p>
          </table:table-cell>
          <table:table-cell table:style-name="Tabelle5.G51" table:number-columns-spanned="2" office:value-type="string">
            <text:p text:style-name="P9">44.44</text:p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ይትኔገር</text:p>
            <text:p text:style-name="P40">ይሴበር</text:p>
            <text:p text:style-name="P40">ይቴከል</text:p>
          </table:table-cell>
          <table:covered-table-cell/>
          <table:table-cell table:style-name="Tabelle5.A54" table:number-columns-spanned="2" office:value-type="string">
            <text:p text:style-name="P9"><text:span text:style-name="T5">yǝ</text:span><text:span text:style-name="T7">tneggar</text:span></text:p>
            <text:p text:style-name="P6">yǝssebbar </text:p>
            <text:p text:style-name="P6">yǝttekkal</text:p>
          </table:table-cell>
          <table:covered-table-cell/>
          <table:table-cell table:style-name="Tabelle5.A54" office:value-type="string">
            <text:p text:style-name="P9"><text:span text:style-name="T5">yǝ</text:span><text:span text:style-name="T7">t1e22ar</text:span></text:p>
            <text:p text:style-name="P9"><text:span text:style-name="T7">y</text:span><text:span text:style-name="T8">ǝSSe22a3</text:span></text:p>
            <text:p text:style-name="P6">yǝDDe22a3</text:p>
          </table:table-cell>
          <table:table-cell table:style-name="Tabelle5.F35" office:value-type="string">
            <text:p text:style-name="P11">III,2 Imperf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ይትነገር</text:p>
            <text:p text:style-name="P40">ይሰበር</text:p>
            <text:p text:style-name="P40">ይተከል</text:p>
          </table:table-cell>
          <table:covered-table-cell/>
          <table:table-cell table:style-name="Tabelle5.A54" table:number-columns-spanned="2" office:value-type="string">
            <text:p text:style-name="P4">yǝtnaggar</text:p>
            <text:p text:style-name="P4">yǝssabbar</text:p>
            <text:p text:style-name="P4">yǝttakkal</text:p>
          </table:table-cell>
          <table:covered-table-cell/>
          <table:table-cell table:style-name="Tabelle5.A54" office:value-type="string">
            <text:p text:style-name="P9"><text:span text:style-name="T5">yǝ</text:span><text:span text:style-name="T7">t1a22a3</text:span></text:p>
            <text:p text:style-name="P4">yǝSSa22a3</text:p>
            <text:p text:style-name="P4">yǝDDa22a3</text:p>
          </table:table-cell>
          <table:table-cell table:style-name="Tabelle5.F35" office:value-type="string">
            <text:p text:style-name="P11">III,2 Subj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ነገር</text:p>
          </table:table-cell>
          <table:covered-table-cell/>
          <table:table-cell table:style-name="Tabelle5.A54" table:number-columns-spanned="2" office:value-type="string">
            <text:p text:style-name="P9">tanaggar</text:p>
          </table:table-cell>
          <table:covered-table-cell/>
          <table:table-cell table:style-name="Tabelle5.A54" office:value-type="string">
            <text:p text:style-name="P9">ta1a22a3</text:p>
          </table:table-cell>
          <table:table-cell table:style-name="Tabelle5.A31" office:value-type="string">
            <text:p text:style-name="P11">III,2 Impera. <text:s/>2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ነጊሮ</text:p>
          </table:table-cell>
          <table:covered-table-cell/>
          <table:table-cell table:style-name="Tabelle5.A54" table:number-columns-spanned="2" office:value-type="string">
            <text:p text:style-name="P9">tanaggiro</text:p>
          </table:table-cell>
          <table:covered-table-cell/>
          <table:table-cell table:style-name="Tabelle5.A54" office:value-type="string">
            <text:p text:style-name="P9">ta1a22i3o</text:p>
          </table:table-cell>
          <table:table-cell table:style-name="Tabelle5.A31" office:value-type="string">
            <text:p text:style-name="P11">III,2 Gerund. <text:s/>3 m. sg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ነግሮ</text:p>
            <text:p text:style-name="P40">ተነግሮት</text:p>
          </table:table-cell>
          <table:covered-table-cell/>
          <table:table-cell table:style-name="Tabelle5.A54" table:number-columns-spanned="2" office:value-type="string">
            <text:p text:style-name="P15"><text:span text:style-name="T7">t</text:span>a<text:span text:style-name="T7">n</text:span>a<text:span text:style-name="T7">gg</text:span>ǝ<text:span text:style-name="T7">r</text:span>o</text:p>
            <text:p text:style-name="P15">ta<text:span text:style-name="T7">n</text:span>a<text:span text:style-name="T7">gg</text:span>ǝ<text:span text:style-name="T7">r</text:span>ot</text:p>
          </table:table-cell>
          <table:covered-table-cell/>
          <table:table-cell table:style-name="Tabelle5.A54" office:value-type="string">
            <text:p text:style-name="P15"><text:span text:style-name="T7">t</text:span>a1a22ǝ3o</text:p>
            <text:p text:style-name="P15">ta1a22ǝ3ot</text:p>
          </table:table-cell>
          <table:table-cell table:style-name="Tabelle5.F35" office:value-type="string">
            <text:p text:style-name="P11">III,2 Infinit.</text:p>
          </table:table-cell>
          <table:table-cell table:style-name="Tabelle5.G35" table:number-columns-spanned="2" office:value-type="string">
            <text:p text:style-name="P9">44.33</text:p>
          </table:table-cell>
          <table:covered-table-cell/>
        </table:table-row>
        <table:table-row table:style-name="Tabelle5.58">
          <table:table-cell table:style-name="Tabelle5.A58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ናገረ</text:p>
          </table:table-cell>
          <table:covered-table-cell/>
          <table:table-cell table:style-name="Tabelle5.A54" table:number-columns-spanned="2" office:value-type="string">
            <text:p text:style-name="P4">tan<text:span text:style-name="T12">ā</text:span>gara</text:p>
          </table:table-cell>
          <table:covered-table-cell/>
          <table:table-cell table:style-name="Tabelle5.A54" office:value-type="string">
            <text:p text:style-name="P4">ta1<text:span text:style-name="T12">ā2a3a</text:span></text:p>
          </table:table-cell>
          <table:table-cell table:style-name="Tabelle5.A31" office:value-type="string">
            <text:p text:style-name="P11">III,3 Perf. 3 m. sg.</text:p>
          </table:table-cell>
          <table:table-cell table:style-name="Tabelle5.G51" table:number-columns-spanned="2" office:value-type="string">
            <text:p text:style-name="P9">44.44</text:p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ይትናገር</text:p>
            <text:p text:style-name="P40"><text:soft-page-break/>ይሳበር</text:p>
            <text:p text:style-name="P40">ይታከል</text:p>
          </table:table-cell>
          <table:covered-table-cell/>
          <table:table-cell table:style-name="Tabelle5.A54" table:number-columns-spanned="2" office:value-type="string">
            <text:p text:style-name="P15"><text:span text:style-name="T7">y</text:span>ǝ<text:span text:style-name="T7">tn</text:span><text:span text:style-name="T8">āggar</text:span></text:p>
            <text:p text:style-name="P6"><text:soft-page-break/>yǝssābbar</text:p>
            <text:p text:style-name="P6">yǝttākal</text:p>
          </table:table-cell>
          <table:covered-table-cell/>
          <table:table-cell table:style-name="Tabelle5.A54" office:value-type="string">
            <text:p text:style-name="P15"><text:span text:style-name="T7">y</text:span>ǝ<text:span text:style-name="T7">t1</text:span><text:span text:style-name="T8">ā22a3</text:span></text:p>
            <text:p text:style-name="P6"><text:soft-page-break/>yǝSSā22a3</text:p>
            <text:p text:style-name="P6">yǝDDā22a3</text:p>
          </table:table-cell>
          <table:table-cell table:style-name="Tabelle5.F35" office:value-type="string">
            <text:p text:style-name="P11">III, 3 Imperf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ይትናገር</text:p>
            <text:p text:style-name="P40">ይሳበር</text:p>
            <text:p text:style-name="P42">ይታከል</text:p>
          </table:table-cell>
          <table:covered-table-cell/>
          <table:table-cell table:style-name="Tabelle5.A54" table:number-columns-spanned="2" office:value-type="string">
            <text:p text:style-name="P15"><text:span text:style-name="T7">y</text:span>ǝ<text:span text:style-name="T7">tn</text:span><text:span text:style-name="T8">āgar</text:span></text:p>
            <text:p text:style-name="P15"><text:span text:style-name="T8">y</text:span><text:span text:style-name="T12">ǝ</text:span><text:span text:style-name="T8">ssābar</text:span></text:p>
            <text:p text:style-name="P15"><text:span text:style-name="T8">y</text:span><text:span text:style-name="T12">ǝ</text:span><text:span text:style-name="T8">ttākal</text:span></text:p>
          </table:table-cell>
          <table:covered-table-cell/>
          <table:table-cell table:style-name="Tabelle5.A54" office:value-type="string">
            <text:p text:style-name="P4"><text:span text:style-name="T5">yǝ</text:span>t1<text:span text:style-name="T12">ā2a3</text:span></text:p>
            <text:p text:style-name="P6">yǝSSā2a3</text:p>
            <text:p text:style-name="P6">yǝDDā2a3</text:p>
          </table:table-cell>
          <table:table-cell table:style-name="Tabelle5.F35" office:value-type="string">
            <text:p text:style-name="P11">III, 3 Subj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ናገር</text:p>
          </table:table-cell>
          <table:covered-table-cell/>
          <table:table-cell table:style-name="Tabelle5.A54" table:number-columns-spanned="2" office:value-type="string">
            <text:p text:style-name="P4">tan<text:span text:style-name="T12">āgar</text:span></text:p>
          </table:table-cell>
          <table:covered-table-cell/>
          <table:table-cell table:style-name="Tabelle5.A54" office:value-type="string">
            <text:p text:style-name="P4">ta1<text:span text:style-name="T12">ā2a3</text:span></text:p>
          </table:table-cell>
          <table:table-cell table:style-name="Tabelle5.A31" office:value-type="string">
            <text:p text:style-name="P11">III, 3 Impera. <text:s/>2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ናጊሮ</text:p>
          </table:table-cell>
          <table:covered-table-cell/>
          <table:table-cell table:style-name="Tabelle5.A54" table:number-columns-spanned="2" office:value-type="string">
            <text:p text:style-name="P4">tan<text:span text:style-name="T12">āgiro</text:span></text:p>
          </table:table-cell>
          <table:covered-table-cell/>
          <table:table-cell table:style-name="Tabelle5.A54" office:value-type="string">
            <text:p text:style-name="P4">ta1<text:span text:style-name="T12">ā2i3o</text:span></text:p>
          </table:table-cell>
          <table:table-cell table:style-name="Tabelle5.A31" office:value-type="string">
            <text:p text:style-name="P11">III, 3 Gerund. <text:s/>3 m. sg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ተናግሮ</text:p>
            <text:p text:style-name="P40">ተናግሮት</text:p>
          </table:table-cell>
          <table:covered-table-cell/>
          <table:table-cell table:style-name="Tabelle5.A54" table:number-columns-spanned="2" office:value-type="string">
            <text:p text:style-name="P4">tan<text:span text:style-name="T12">āgǝro</text:span></text:p>
            <text:p text:style-name="P6">tanāgǝrot</text:p>
          </table:table-cell>
          <table:covered-table-cell/>
          <table:table-cell table:style-name="Tabelle5.A54" office:value-type="string">
            <text:p text:style-name="P4">ta1<text:span text:style-name="T12">ā2ǝ3o</text:span></text:p>
            <text:p text:style-name="P6">ta1ā2ǝ3ot</text:p>
          </table:table-cell>
          <table:table-cell table:style-name="Tabelle5.F35" office:value-type="string">
            <text:p text:style-name="P11">III, 3 Infinit.</text:p>
          </table:table-cell>
          <table:table-cell table:style-name="Tabelle5.G35" table:number-columns-spanned="2" office:value-type="string">
            <text:p text:style-name="P9">44.33</text:p>
          </table:table-cell>
          <table:covered-table-cell/>
        </table:table-row>
        <table:table-row table:style-name="Tabelle5.58">
          <table:table-cell table:style-name="Tabelle5.A58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ንገረ</text:p>
          </table:table-cell>
          <table:covered-table-cell/>
          <table:table-cell table:style-name="Tabelle5.A54" table:number-columns-spanned="2" office:value-type="string">
            <text:p text:style-name="P4"><text:span text:style-name="T19">ʾ</text:span><text:span text:style-name="T5">asta</text:span>ngara</text:p>
          </table:table-cell>
          <table:covered-table-cell/>
          <table:table-cell table:style-name="Tabelle5.A54" office:value-type="string">
            <text:p text:style-name="P4"><text:span text:style-name="T19">ʾ</text:span><text:span text:style-name="T5">asta</text:span>12a3a</text:p>
          </table:table-cell>
          <table:table-cell table:style-name="Tabelle5.A31" office:value-type="string">
            <text:p text:style-name="P11">IV,1 Perf. 3 m. sg.</text:p>
          </table:table-cell>
          <table:table-cell table:style-name="Tabelle5.G51" table:number-columns-spanned="2" office:value-type="string">
            <text:p text:style-name="P9">44.44</text:p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ያስተነግር</text:p>
          </table:table-cell>
          <table:covered-table-cell/>
          <table:table-cell table:style-name="Tabelle5.A54" table:number-columns-spanned="2" office:value-type="string">
            <text:p text:style-name="P4">y<text:span text:style-name="T12">āstanaggǝr</text:span></text:p>
          </table:table-cell>
          <table:covered-table-cell/>
          <table:table-cell table:style-name="Tabelle5.A54" office:value-type="string">
            <text:p text:style-name="P4">y<text:span text:style-name="T12">āsta1a22ǝ3</text:span></text:p>
          </table:table-cell>
          <table:table-cell table:style-name="Tabelle5.A31" office:value-type="string">
            <text:p text:style-name="P11">IV,1 Imperf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ያስተንግር</text:p>
          </table:table-cell>
          <table:covered-table-cell/>
          <table:table-cell table:style-name="Tabelle5.A54" table:number-columns-spanned="2" office:value-type="string">
            <text:p text:style-name="P4">y<text:span text:style-name="T12">āstangǝr</text:span></text:p>
          </table:table-cell>
          <table:covered-table-cell/>
          <table:table-cell table:style-name="Tabelle5.A54" office:value-type="string">
            <text:p text:style-name="P4">y<text:span text:style-name="T12">āsta12ǝ3</text:span></text:p>
          </table:table-cell>
          <table:table-cell table:style-name="Tabelle5.A31" office:value-type="string">
            <text:p text:style-name="P11">IV,1 Subj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ንግር</text:p>
          </table:table-cell>
          <table:covered-table-cell/>
          <table:table-cell table:style-name="Tabelle5.A54" table:number-columns-spanned="2" office:value-type="string">
            <text:p text:style-name="P4"><text:span text:style-name="T19">ʾ</text:span><text:span text:style-name="T5">asta</text:span>ng<text:span text:style-name="T12">ǝr</text:span></text:p>
          </table:table-cell>
          <table:covered-table-cell/>
          <table:table-cell table:style-name="Tabelle5.A54" office:value-type="string">
            <text:p text:style-name="P4"><text:span text:style-name="T19">ʾ</text:span><text:span text:style-name="T5">asta</text:span>12<text:span text:style-name="T12">ǝ3</text:span></text:p>
          </table:table-cell>
          <table:table-cell table:style-name="Tabelle5.A31" office:value-type="string">
            <text:p text:style-name="P11">IV,1 Impera. <text:s/>2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ንጊሮ</text:p>
          </table:table-cell>
          <table:covered-table-cell/>
          <table:table-cell table:style-name="Tabelle5.A54" table:number-columns-spanned="2" office:value-type="string">
            <text:p text:style-name="P4"><text:span text:style-name="T19">ʾ</text:span><text:span text:style-name="T5">asta</text:span>ngiro</text:p>
          </table:table-cell>
          <table:covered-table-cell/>
          <table:table-cell table:style-name="Tabelle5.A54" office:value-type="string">
            <text:p text:style-name="P4"><text:span text:style-name="T19">ʾ</text:span><text:span text:style-name="T5">asta</text:span>12i3o</text:p>
          </table:table-cell>
          <table:table-cell table:style-name="Tabelle5.A31" office:value-type="string">
            <text:p text:style-name="P11">IV,1 Gerund. <text:s/>3 m. sg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3"><text:s/>አስተንግሮ <text:span text:style-name="T7"><text:s text:c="3"/></text:span>አስተንግሮት </text:p>
          </table:table-cell>
          <table:covered-table-cell/>
          <table:table-cell table:style-name="Tabelle5.A54" table:number-columns-spanned="2" office:value-type="string">
            <text:p text:style-name="P4"><text:span text:style-name="T19">ʾ</text:span><text:span text:style-name="T5">ast</text:span>ang<text:span text:style-name="T5">ǝ</text:span>ro</text:p>
            <text:p text:style-name="P4"><text:span text:style-name="T19">ʾ</text:span><text:span text:style-name="T5">ast</text:span>ang<text:span text:style-name="T5">ǝ</text:span>rot</text:p>
          </table:table-cell>
          <table:covered-table-cell/>
          <table:table-cell table:style-name="Tabelle5.A54" office:value-type="string">
            <text:p text:style-name="P4"><text:span text:style-name="T19">ʾ</text:span>a<text:span text:style-name="T5">sta12ǝ3o</text:span></text:p>
            <text:p text:style-name="P4"><text:span text:style-name="T19">ʾ</text:span><text:span text:style-name="T5">asta12ǝ3ot</text:span></text:p>
          </table:table-cell>
          <table:table-cell table:style-name="Tabelle5.F35" office:value-type="string">
            <text:p text:style-name="P11">IV,1 <text:s/>Infinit.</text:p>
          </table:table-cell>
          <table:table-cell table:style-name="Tabelle5.G35" table:number-columns-spanned="2" office:value-type="string">
            <text:p text:style-name="P9">44.33</text:p>
          </table:table-cell>
          <table:covered-table-cell/>
        </table:table-row>
        <table:table-row table:style-name="Tabelle5.58">
          <table:table-cell table:style-name="Tabelle5.A58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ነገረ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7">naggara</text:span></text:p>
          </table:table-cell>
          <table:covered-table-cell/>
          <table:table-cell table:style-name="Tabelle5.A54" office:value-type="string">
            <text:p text:style-name="P15"><text:span text:style-name="T9">ʾ</text:span>asta1a22a3a</text:p>
          </table:table-cell>
          <table:table-cell table:style-name="Tabelle5.A31" office:value-type="string">
            <text:p text:style-name="P11">IV,2 Perf. 3 m. sg.</text:p>
          </table:table-cell>
          <table:table-cell table:style-name="Tabelle5.G51" table:number-columns-spanned="2" office:value-type="string">
            <text:p text:style-name="P9">44.44</text:p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ያስተኔግር</text:p>
          </table:table-cell>
          <table:covered-table-cell/>
          <table:table-cell table:style-name="Tabelle5.A54" table:number-columns-spanned="2" office:value-type="string">
            <text:p text:style-name="P4">y<text:span text:style-name="T12">āstanegg</text:span><text:span text:style-name="T6">ǝ</text:span><text:span text:style-name="T12">r</text:span></text:p>
          </table:table-cell>
          <table:covered-table-cell/>
          <table:table-cell table:style-name="Tabelle5.A54" office:value-type="string">
            <text:p text:style-name="P4">y<text:span text:style-name="T12">āsta1e22</text:span><text:span text:style-name="T6">ǝ</text:span><text:span text:style-name="T12">3</text:span></text:p>
          </table:table-cell>
          <table:table-cell table:style-name="Tabelle5.A31" office:value-type="string">
            <text:p text:style-name="P11">IV,2 Imperf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ያስተነግር</text:p>
          </table:table-cell>
          <table:covered-table-cell/>
          <table:table-cell table:style-name="Tabelle5.A54" table:number-columns-spanned="2" office:value-type="string">
            <text:p text:style-name="P4">y<text:span text:style-name="T12">āstanagg</text:span><text:span text:style-name="T6">ǝ</text:span><text:span text:style-name="T12">r</text:span></text:p>
          </table:table-cell>
          <table:covered-table-cell/>
          <table:table-cell table:style-name="Tabelle5.A54" office:value-type="string">
            <text:p text:style-name="P4">y<text:span text:style-name="T12">āsta1a22</text:span><text:span text:style-name="T6">ǝ3</text:span></text:p>
          </table:table-cell>
          <table:table-cell table:style-name="Tabelle5.A31" office:value-type="string">
            <text:p text:style-name="P11">IV,2 Subj. 3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ነግር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8">nagg</text:span><text:span text:style-name="T12">ǝ</text:span><text:span text:style-name="T8">r</text:span></text:p>
          </table:table-cell>
          <table:covered-table-cell/>
          <table:table-cell table:style-name="Tabelle5.A54" office:value-type="string">
            <text:p text:style-name="P15"><text:span text:style-name="T9">ʾ</text:span>asta<text:span text:style-name="T8">1a22</text:span><text:span text:style-name="T12">ǝ3</text:span></text:p>
          </table:table-cell>
          <table:table-cell table:style-name="Tabelle5.A31" office:value-type="string">
            <text:p text:style-name="P11">IV,2 Impera. <text:s/>2 m. sg.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ነጊሮ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7">naggiro</text:span></text:p>
          </table:table-cell>
          <table:covered-table-cell/>
          <table:table-cell table:style-name="Tabelle5.A54" office:value-type="string">
            <text:p text:style-name="P15"><text:span text:style-name="T9">ʾ</text:span>asta<text:span text:style-name="T7">1a22i3o</text:span></text:p>
          </table:table-cell>
          <table:table-cell table:style-name="Tabelle5.A31" office:value-type="string">
            <text:p text:style-name="P11">IV,2 Gerund. <text:s/>3 m. sg</text:p>
          </table:table-cell>
          <table:table-cell table:style-name="Tabelle5.G51" table:number-columns-spanned="2" office:value-type="string">
            <text:p text:style-name="P9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ነግሮ <text:s/>አስተነግሮት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7">nagg</text:span>ǝ<text:span text:style-name="T7">ro </text:span><text:span text:style-name="T8"><text:s/></text:span><text:span text:style-name="T9">ʾ</text:span>asta<text:span text:style-name="T7">nagg</text:span>ǝ<text:span text:style-name="T7">rot</text:span></text:p>
          </table:table-cell>
          <table:covered-table-cell/>
          <table:table-cell table:style-name="Tabelle5.A54" office:value-type="string">
            <text:p text:style-name="P15"><text:span text:style-name="T9">ʾ</text:span><text:span text:style-name="T5">asta1a22ǝ3o </text:span><text:span text:style-name="T9">ʾ</text:span>asta<text:span text:style-name="T7">1a22</text:span>ǝ<text:span text:style-name="T7">3ot</text:span></text:p>
          </table:table-cell>
          <table:table-cell table:style-name="Tabelle5.F35" office:value-type="string">
            <text:p text:style-name="P11">IV,2 Infinit.</text:p>
          </table:table-cell>
          <table:table-cell table:style-name="Tabelle5.G51" table:number-columns-spanned="2" office:value-type="string">
            <text:p text:style-name="P33">44.33</text:p>
          </table:table-cell>
          <table:covered-table-cell/>
        </table:table-row>
        <table:table-row table:style-name="Tabelle5.58">
          <table:table-cell table:style-name="Tabelle5.A58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ናገረ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7">n</text:span><text:span text:style-name="T8">āgara</text:span></text:p>
          </table:table-cell>
          <table:covered-table-cell/>
          <table:table-cell table:style-name="Tabelle5.A54" office:value-type="string">
            <text:p text:style-name="P15"><text:span text:style-name="T9">ʾ</text:span>asta<text:span text:style-name="T7">1</text:span><text:span text:style-name="T8">ā2a3a</text:span></text:p>
          </table:table-cell>
          <table:table-cell table:style-name="Tabelle5.F35" office:value-type="string">
            <text:p text:style-name="P12">IV,<text:span text:style-name="T5">3</text:span> Perf. 3 m. sg.</text:p>
          </table:table-cell>
          <table:table-cell table:style-name="Tabelle5.G51" table:number-columns-spanned="2" office:value-type="string">
            <text:p text:style-name="P9">44.44</text:p>
          </table:table-cell>
          <table:covered-table-cell/>
        </table:table-row>
        <table:table-row table:style-name="Tabelle5.57">
          <table:table-cell table:style-name="Tabelle5.F35" table:number-columns-spanned="2" office:value-type="string">
            <text:p text:style-name="P40">ያስተናግር</text:p>
          </table:table-cell>
          <table:covered-table-cell/>
          <table:table-cell table:style-name="Tabelle5.F35" table:number-columns-spanned="2" office:value-type="string">
            <text:p text:style-name="P4"><text:span text:style-name="T12">yāstanāgg</text:span><text:span text:style-name="T6">ǝ</text:span><text:span text:style-name="T12">r</text:span></text:p>
          </table:table-cell>
          <table:covered-table-cell/>
          <table:table-cell table:style-name="Tabelle5.F35" office:value-type="string">
            <text:p text:style-name="P4">y<text:span text:style-name="T12">āsta1ā22</text:span><text:span text:style-name="T6">ǝ</text:span><text:span text:style-name="T12">3</text:span></text:p>
          </table:table-cell>
          <table:table-cell table:style-name="Tabelle5.F35" office:value-type="string">
            <text:p text:style-name="P11"><text:span text:style-name="T12">IV,3 </text:span>Imperf. 3 m. sg.</text:p>
          </table:table-cell>
          <table:table-cell table:style-name="Tabelle5.G51" table:number-columns-spanned="2" office:value-type="string">
            <text:p text:style-name="P33"/>
          </table:table-cell>
          <table:covered-table-cell/>
        </table:table-row>
        <text:soft-page-break/>
        <table:table-row table:style-name="Tabelle5.57">
          <table:table-cell table:style-name="Tabelle5.A54" table:number-columns-spanned="2" office:value-type="string">
            <text:p text:style-name="P40">ያስተናግር</text:p>
          </table:table-cell>
          <table:covered-table-cell/>
          <table:table-cell table:style-name="Tabelle5.A54" table:number-columns-spanned="2" office:value-type="string">
            <text:p text:style-name="P4">y<text:span text:style-name="T12">āstanāg</text:span><text:span text:style-name="T6">ǝ</text:span><text:span text:style-name="T12">r</text:span></text:p>
          </table:table-cell>
          <table:covered-table-cell/>
          <table:table-cell table:style-name="Tabelle5.F35" office:value-type="string">
            <text:p text:style-name="P4">y<text:span text:style-name="T12">āsta1ā2</text:span><text:span text:style-name="T6">ǝ</text:span><text:span text:style-name="T12">3</text:span></text:p>
          </table:table-cell>
          <table:table-cell table:style-name="Tabelle5.F35" office:value-type="string">
            <text:p text:style-name="P11">IV,3 Subj. 3 m. sg.</text:p>
          </table:table-cell>
          <table:table-cell table:style-name="Tabelle5.G51" table:number-columns-spanned="2" office:value-type="string">
            <text:p text:style-name="P33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ናግር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7">n</text:span><text:span text:style-name="T8">āg</text:span><text:span text:style-name="T12">ǝ</text:span><text:span text:style-name="T8">r</text:span></text:p>
          </table:table-cell>
          <table:covered-table-cell/>
          <table:table-cell table:style-name="Tabelle5.A54" office:value-type="string">
            <text:p text:style-name="P15"><text:span text:style-name="T9">ʾ</text:span>asta<text:span text:style-name="T8">1ā2</text:span><text:span text:style-name="T12">ǝ</text:span><text:span text:style-name="T8">3</text:span></text:p>
          </table:table-cell>
          <table:table-cell table:style-name="Tabelle5.F35" office:value-type="string">
            <text:p text:style-name="P11">IV,3 Impera. <text:s/>2 m. sg.</text:p>
          </table:table-cell>
          <table:table-cell table:style-name="Tabelle5.G51" table:number-columns-spanned="2" office:value-type="string">
            <text:p text:style-name="P33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ናጊሮ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7">n</text:span><text:span text:style-name="T8">āgiro </text:span></text:p>
          </table:table-cell>
          <table:covered-table-cell/>
          <table:table-cell table:style-name="Tabelle5.A54" office:value-type="string">
            <text:p text:style-name="P15"><text:span text:style-name="T9">ʾ</text:span>asta<text:span text:style-name="T7">1</text:span><text:span text:style-name="T8">ā2i3o</text:span></text:p>
          </table:table-cell>
          <table:table-cell table:style-name="Tabelle5.F35" office:value-type="string">
            <text:p text:style-name="P11">IV,3 Gerund. <text:s/>3 m. sg</text:p>
          </table:table-cell>
          <table:table-cell table:style-name="Tabelle5.G51" table:number-columns-spanned="2" office:value-type="string">
            <text:p text:style-name="P33"/>
          </table:table-cell>
          <table:covered-table-cell/>
        </table:table-row>
        <table:table-row table:style-name="Tabelle5.57">
          <table:table-cell table:style-name="Tabelle5.A54" table:number-columns-spanned="2" office:value-type="string">
            <text:p text:style-name="P40">አስተናግሮ <text:span text:style-name="T7"><text:s/></text:span><text:s text:c="2"/>አስተናግሮት</text:p>
          </table:table-cell>
          <table:covered-table-cell/>
          <table:table-cell table:style-name="Tabelle5.A54" table:number-columns-spanned="2" office:value-type="string">
            <text:p text:style-name="P15"><text:span text:style-name="T9">ʾ</text:span>asta<text:span text:style-name="T7">n</text:span><text:span text:style-name="T8">āg</text:span><text:span text:style-name="T12">ǝ</text:span><text:span text:style-name="T8">ro </text:span></text:p>
            <text:p text:style-name="P15"><text:span text:style-name="T10">ʾ</text:span><text:span text:style-name="T8">astanāgǝrot</text:span></text:p>
          </table:table-cell>
          <table:covered-table-cell/>
          <table:table-cell table:style-name="Tabelle5.A54" office:value-type="string">
            <text:p text:style-name="P15"><text:span text:style-name="T9">ʾ</text:span>asta<text:span text:style-name="T7">1</text:span><text:span text:style-name="T8">ā2</text:span><text:span text:style-name="T12">ǝ</text:span><text:span text:style-name="T8">3o <text:s/></text:span><text:span text:style-name="T10">ʾ</text:span><text:span text:style-name="T12">asta</text:span><text:span text:style-name="T8">1ā2</text:span><text:span text:style-name="T12">ǝ</text:span><text:span text:style-name="T8">3ot</text:span></text:p>
          </table:table-cell>
          <table:table-cell table:style-name="Tabelle5.F35" office:value-type="string">
            <text:p text:style-name="P11">IV,3 Infinit.</text:p>
          </table:table-cell>
          <table:table-cell table:style-name="Tabelle5.G51" table:number-columns-spanned="2" office:value-type="string">
            <text:p text:style-name="P33">44.33</text:p>
          </table:table-cell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thiopic Unicode1" svg:font-family="'Ethiopic Unicode', serif"/>
    <style:font-face style:name="Ludolfus" svg:font-family="Ludolfus, serif"/>
    <style:font-face style:name="Mangal1" svg:font-family="Mangal"/>
    <style:font-face style:name="Calibri" svg:font-family="Calibri" style:font-family-generic="roman" style:font-pitch="variable"/>
    <style:font-face style:name="Ethiopic Unicode" svg:font-family="'Ethiopic Unicode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Ethiopic Unicode2" svg:font-family="'Ethiopic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C</meta:initial-creator>
    <dc:creator>Vitagrazia Pisani</dc:creator>
    <meta:editing-cycles>223</meta:editing-cycles>
    <meta:print-date>2014-10-29T11:21:47.72</meta:print-date>
    <meta:creation-date>2014-06-12T13:30:00</meta:creation-date>
    <dc:date>2017-08-11T10:31:26.23</dc:date>
    <meta:editing-duration>P2DT37M18S</meta:editing-duration>
    <meta:generator>OpenOffice/4.1.1$Win32 OpenOffice.org_project/411m6$Build-9775</meta:generator>
    <meta:printed-by>Vitagrazia Pisani</meta:printed-by>
    <meta:document-statistic meta:table-count="1" meta:image-count="0" meta:object-count="0" meta:page-count="6" meta:paragraph-count="419" meta:word-count="732" meta:character-count="442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